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Plus Compact1" svg:font-family="'Gentium Plus Compact'" style:font-adornments="Regular"/>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page"/>
    </style:style>
    <style:style style:name="P2" style:family="paragraph" style:parent-style-name="Standard">
      <style:paragraph-properties fo:line-height="115%" style:writing-mode="page"/>
      <style:text-properties officeooo:paragraph-rsid="0004f5b1"/>
    </style:style>
    <style:style style:name="P3" style:family="paragraph" style:parent-style-name="Standard">
      <style:paragraph-properties fo:line-height="115%" style:writing-mode="page"/>
      <style:text-properties fo:font-weight="bold" style:font-weight-asian="bold" style:font-weight-complex="bold"/>
    </style:style>
    <style:style style:name="P4" style:family="paragraph" style:parent-style-name="Heading_20_1">
      <style:paragraph-properties fo:line-height="115%" style:writing-mode="page"/>
    </style:style>
    <style:style style:name="P5" style:family="paragraph" style:parent-style-name="Heading_20_2">
      <style:paragraph-properties fo:line-height="115%" style:writing-mode="page"/>
    </style:style>
    <style:style style:name="T1" style:family="text">
      <style:text-properties fo:color="#000080"/>
    </style:style>
    <style:style style:name="T2" style:family="text">
      <style:text-properties fo:font-weight="bold" style:font-weight-asian="bold" style:font-weight-complex="bold"/>
    </style:style>
    <style:style style:name="T3" style:family="text">
      <style:text-properties style:font-name="Gentium Plus Compa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ΠΡΟΣ ΚΟΡΙΝΘΙΟΥΣ Α</text:h>
      <text:p text:style-name="P1"/>
      <text:h text:style-name="P5" text:outline-level="2">1</text:h>
      <text:p text:style-name="P1"/>
      <text:p text:style-name="P1"><text:tab/><text:span text:style-name="T1">1</text:span> Παῦλος κλητὸς ἀπόστολος Χριστοῦ Ἰησοῦ διὰ θελήματος Θεοῦ καὶ Σωσθένης ὁ ἀδελφὸς <text:span text:style-name="T1">2</text:span> τῇ ἐκκλησίᾳ τοῦ Θεοῦ τῇ οὔσῃ ἐν Κορίνθῳ, ἡγιασμένοις ἐν Χριστῷ Ἰησοῦ, κλητοῖς ἁγίοις, σὺν πᾶσιν τοῖς ἐπικαλουμένοις τὸ ὄνομα τοῦ Κυρίου ἡμῶν Ἰησοῦ Χριστοῦ ἐν παντὶ τόπῳ, αὐτῶν καὶ ἡμῶν· <text:span text:style-name="T1">3</text:span> χάρις ὑμῖν καὶ εἰρήνη ἀπὸ Θεοῦ Πατρὸς ἡμῶν καὶ Κυρίου Ἰησοῦ Χριστοῦ. </text:p>
      <text:p text:style-name="P1"><text:tab/><text:span text:style-name="T1">4</text:span> Εὐχαριστῶ τῷ Θεῷ πάντοτε περὶ ὑμῶν ἐπὶ τῇ χάριτι τοῦ Θεοῦ τῇ δοθείσῃ ὑμῖν ἐν Χριστῷ Ἰησοῦ, <text:span text:style-name="T1">5</text:span> ὅτι ἐν παντὶ ἐπλουτίσθητε ἐν αὐτῷ, ἐν παντὶ λόγῳ καὶ πάσῃ γνώσει, <text:span text:style-name="T1">6</text:span> καθὼς τὸ μαρτύριον τοῦ Χριστοῦ ἐβεβαιώθη ἐν ὑμῖν, <text:span text:style-name="T1">7</text:span> ὥστε ὑμᾶς μὴ ὑστερεῖσθαι ἐν μηδενὶ χαρίσματι, ἀπεκδεχομένους τὴν ἀποκάλυψιν τοῦ Κυρίου ἡμῶν Ἰησοῦ Χριστοῦ· <text:span text:style-name="T1">8</text:span> ὃς καὶ βεβαιώσει ὑμᾶς ἕως τέλους ἀνεγκλήτους ἐν τῇ ἡμέρᾳ τοῦ Κυρίου ἡμῶν Ἰησοῦ Χριστοῦ. <text:span text:style-name="T1">9</text:span> <text:s/>πιστὸς ὁ Θεὸς, δι’ οὗ ἐκλήθητε εἰς κοινωνίαν τοῦ Υἱοῦ αὐτοῦ Ἰησοῦ Χριστοῦ τοῦ Κυρίου ἡμῶν. </text:p>
      <text:p text:style-name="P1"/>
      <text:p text:style-name="P1"><text:tab/><text:span text:style-name="T1">10</text:span> <text:s/>Παρακαλῶ δὲ ὑμᾶς, ἀδελφοί, διὰ τοῦ ὀνόματος τοῦ Κυρίου ἡμῶν Ἰησοῦ Χριστοῦ, ἵνα τὸ αὐτὸ λέγητε πάντες, καὶ μὴ ᾖ ἐν ὑμῖν σχίσματα, ἦτε δὲ κατηρτισμένοι ἐν τῷ αὐτῷ νοῒ καὶ ἐν τῇ αὐτῇ γνώμῃ. <text:span text:style-name="T1">11</text:span> ἐδηλώθη γάρ μοι περὶ ὑμῶν, ἀδελφοί μου, ὑπὸ τῶν Χλόης, ὅτι ἔριδες ἐν ὑμῖν εἰσιν. <text:span text:style-name="T1">12</text:span> λέγω δὲ τοῦτο, ὅτι ἕκαστος ὑμῶν λέγει Ἐγὼ μέν εἰμι Παύλου, Ἐγὼ <text:soft-page-break/>δὲ Ἀπολλῶ, Ἐγὼ δὲ Κηφᾶ, Ἐγὼ δὲ Χριστοῦ. <text:span text:style-name="T1">13</text:span> μεμέρισται ὁ Χριστός; μὴ Παῦλος ἐσταυρώθη ὑπὲρ ὑμῶν, ἢ εἰς τὸ ὄνομα Παύλου ἐβαπτίσθητε; <text:span text:style-name="T1">14</text:span> εὐχαριστῶ ὅτι οὐδένα ὑμῶν ἐβάπτισα εἰ μὴ Κρίσπον καὶ Γάϊον· <text:span text:style-name="T1">15</text:span> ἵνα μή τις εἴπῃ ὅτι εἰς τὸ ἐμὸν ὄνομα ἐβαπτίσθητε. <text:span text:style-name="T1">16</text:span> ἐβάπτισα δὲ καὶ τὸν Στεφανᾶ οἶκον· λοιπὸν οὐκ οἶδα εἴ τινα ἄλλον ἐβάπτισα. <text:span text:style-name="T1">17</text:span> οὐ γὰρ ἀπέστειλέν με Χριστὸς βαπτίζειν ἀλλὰ εὐαγγελίζεσθαι, οὐκ ἐν σοφίᾳ λόγου, ἵνα μὴ κενωθῇ ὁ σταυρὸς τοῦ Χριστοῦ. <text:span text:style-name="T1">18</text:span> Ὁ λόγος γὰρ ὁ τοῦ σταυροῦ τοῖς μὲν ἀπολλυμένοις μωρία ἐστίν, τοῖς δὲ σῳζομένοις ἡμῖν δύναμις Θεοῦ ἐστιν. <text:span text:style-name="T1">19</text:span> γέγραπται γάρ </text:p>
      <text:p text:style-name="P1"><text:tab/><text:span text:style-name="T2">Ἀπολῶ τὴν σοφίαν τῶν σοφῶν, </text:span></text:p>
      <text:p text:style-name="P3"><text:tab/>καὶ τὴν σύνεσιν τῶν συνετῶν ἀθετήσω.</text:p>
      <text:p text:style-name="P1"><text:span text:style-name="T1">20</text:span> <text:span text:style-name="T2">ποῦ σοφός; ποῦ γραμματεύς;</text:span> ποῦ συνζητητὴς τοῦ αἰῶνος τούτου; οὐχὶ <text:span text:style-name="T2">ἐμώρανεν</text:span> ὁ Θεὸς <text:span text:style-name="T2">τὴν σοφίαν</text:span> τοῦ κόσμου; <text:span text:style-name="T1">21</text:span> ἐπειδὴ γὰρ ἐν τῇ σοφίᾳ τοῦ Θεοῦ οὐκ ἔγνω ὁ κόσμος διὰ τῆς σοφίας τὸν Θεόν, εὐδόκησεν ὁ Θεὸς διὰ τῆς μωρίας τοῦ κηρύγματος σῶσαι τοὺς πιστεύοντας. <text:span text:style-name="T1">22</text:span> ἐπειδὴ καὶ Ἰουδαῖοι σημεῖα αἰτοῦσιν καὶ Ἕλληνες σοφίαν ζητοῦσιν, <text:span text:style-name="T1">23</text:span> ἡμεῖς δὲ κηρύσσομεν Χριστὸν ἐσταυρωμένον, Ἰουδαίοις μὲν σκάνδαλον, ἔθνεσιν δὲ μωρίαν, <text:span text:style-name="T1">24</text:span> αὐτοῖς δὲ τοῖς κλητοῖς, Ἰουδαίοις τε καὶ Ἕλλησιν, Χριστὸν Θεοῦ δύναμιν καὶ Θεοῦ σοφίαν. <text:span text:style-name="T1">25</text:span> ὅτι τὸ μωρὸν τοῦ Θεοῦ σοφώτερον τῶν ἀνθρώπων ἐστίν, καὶ τὸ ἀσθενὲς τοῦ Θεοῦ ἰσχυρότερον τῶν ἀνθρώπων. <text:span text:style-name="T1">26</text:span> Βλέπετε γὰρ τὴν κλῆσιν ὑμῶν, ἀδελφοί, ὅτι οὐ πολλοὶ σοφοὶ κατὰ σάρκα, οὐ πολλοὶ δυνατοί, οὐ πολλοὶ εὐγενεῖς· <text:span text:style-name="T1">27</text:span> ἀλλὰ τὰ μωρὰ τοῦ κόσμου ἐξελέξατο ὁ Θεός ἵνα καταισχύνῃ τοὺς σοφούς, καὶ τὰ ἀσθενῆ τοῦ κόσμου ἐξελέξατο ὁ Θεός ἵνα καταισχύνῃ τὰ ἰσχυρά, <text:span text:style-name="T1">28</text:span> καὶ τὰ ἀγενῆ τοῦ κόσμου καὶ τὰ ἐξουθενημένα ἐξελέξατο ὁ Θεός, τὰ μὴ ὄντα, ἵνα τὰ ὄντα καταργήσῃ, <text:span text:style-name="T1">29</text:span> ὅπως μὴ καυχήσηται πᾶσα σὰρξ ἐνώπιον τοῦ Θεοῦ. <text:span text:style-name="T1">30</text:span> ἐξ αὐτοῦ δὲ ὑμεῖς ἐστε ἐν Χριστῷ Ἰησοῦ, ὃς ἐγενήθη <text:soft-page-break/>σοφία ἡμῖν ἀπὸ Θεοῦ, δικαιοσύνη τε καὶ ἁγιασμὸς καὶ ἀπολύτρωσις, <text:span text:style-name="T1">31</text:span> ἵνα καθὼς γέγραπται <text:span text:style-name="T2">Ὁ καυχώμενος ἐν Κυρίῳ καυχάσθω</text:span>.</text:p>
      <text:p text:style-name="P1"/>
      <text:h text:style-name="P5" text:outline-level="2">2</text:h>
      <text:p text:style-name="P1"/>
      <text:p text:style-name="P1"><text:tab/><text:span text:style-name="T1">1</text:span> Κἀγὼ ἐλθὼν πρὸς ὑμᾶς, ἀδελφοί, ἦλθον οὐ καθ’ ὑπεροχὴν λόγου ἢ σοφίας καταγγέλλων ὑμῖν τὸ μαρτύριον τοῦ Θεοῦ. <text:span text:style-name="T1">2</text:span> οὐ γὰρ ἔκρινά τι εἰδέναι ἐν ὑμῖν εἰ μὴ Ἰησοῦν Χριστὸν καὶ τοῦτον ἐσταυρωμένον. <text:span text:style-name="T1">3</text:span> κἀγὼ ἐν ἀσθενείᾳ καὶ ἐν φόβῳ καὶ ἐν τρόμῳ πολλῷ ἐγενόμην πρὸς ὑμᾶς, <text:span text:style-name="T1">4</text:span> καὶ ὁ λόγος μου καὶ τὸ κήρυγμά μου οὐκ ἐν πειθοῖς σοφίας λόγοις, ἀλλ’ ἐν ἀποδείξει Πνεύματος καὶ δυνάμεως, <text:span text:style-name="T1">5</text:span> ἵνα ἡ πίστις ὑμῶν μὴ ᾖ ἐν σοφίᾳ ἀνθρώπων ἀλλ’ ἐν δυνάμει Θεοῦ. <text:span text:style-name="T1">6</text:span> Σοφίαν δὲ λαλοῦμεν ἐν τοῖς τελείοις, σοφίαν δὲ οὐ τοῦ αἰῶνος τούτου οὐδὲ τῶν ἀρχόντων τοῦ αἰῶνος τούτου τῶν καταργουμένων· <text:span text:style-name="T1">7</text:span> ἀλλὰ λαλοῦμεν Θεοῦ σοφίαν ἐν μυστηρίῳ, τὴν ἀποκεκρυμμένην, ἣν προώρισεν ὁ Θεὸς πρὸ τῶν αἰώνων εἰς δόξαν ἡμῶν· <text:span text:style-name="T1">8</text:span> ἣν οὐδεὶς τῶν ἀρχόντων τοῦ αἰῶνος τούτου ἔγνωκεν· εἰ γὰρ ἔγνωσαν, οὐκ ἂν τὸν Κύριον τῆς δόξης ἐσταύρωσαν· <text:span text:style-name="T1">9</text:span> ἀλλὰ καθὼς γέγραπται </text:p>
      <text:p text:style-name="P1"><text:tab/>Ἃ ὀφθαλμὸς οὐκ εἶδεν καὶ οὖς οὐκ ἤκουσεν </text:p>
      <text:p text:style-name="P1"><text:tab/>καὶ ἐπὶ καρδίαν ἀνθρώπου οὐκ ἀνέβη, </text:p>
      <text:p text:style-name="P1"><text:tab/><text:tab/><text:span text:style-name="T2">ὅσα ἡτοίμασεν ὁ Θεὸς τοῖς ἀγαπῶσιν αὐτόν</text:span>.</text:p>
      <text:p text:style-name="P1"><text:span text:style-name="T1">10</text:span> ἡμῖν γὰρ ἀπεκάλυψεν ὁ Θεὸς διὰ τοῦ Πνεύματος· τὸ γὰρ Πνεῦμα πάντα ἐραυνᾷ, καὶ τὰ βάθη τοῦ Θεοῦ. <text:span text:style-name="T1">11</text:span> τίς γὰρ οἶδεν ἀνθρώπων τὰ τοῦ ἀνθρώπου εἰ μὴ τὸ πνεῦμα τοῦ ἀνθρώπου τὸ ἐν αὐτῷ; οὕτως καὶ τὰ τοῦ Θεοῦ οὐδεὶς ἔγνωκεν εἰ μὴ τὸ Πνεῦμα τοῦ Θεοῦ. <text:span text:style-name="T1">12</text:span> ἡμεῖς δὲ οὐ τὸ πνεῦμα τοῦ κόσμου <text:soft-page-break/>ἐλάβομεν ἀλλὰ τὸ πνεῦμα τὸ ἐκ τοῦ Θεοῦ, ἵνα εἰδῶμεν τὰ ὑπὸ τοῦ Θεοῦ χαρισθέντα ἡμῖν· <text:span text:style-name="T1">13</text:span> ἃ καὶ λαλοῦμεν οὐκ ἐν διδακτοῖς ἀνθρωπίνης σοφίας λόγοις, ἀλλ’ ἐν διδακτοῖς Πνεύματος, πνευματικοῖς πνευματικὰ συνκρίνοντες. <text:span text:style-name="T1">14</text:span> ψυχικὸς δὲ ἄνθρωπος οὐ δέχεται τὰ τοῦ Πνεύματος τοῦ Θεοῦ· μωρία γὰρ αὐτῷ ἐστίν, καὶ οὐ δύναται γνῶναι, ὅτι πνευματικῶς ἀνακρίνεται. <text:span text:style-name="T1">15</text:span> ὁ δὲ πνευματικὸς ἀνακρίνει μὲν πάντα, αὐτὸς δὲ ὑπ’ οὐδενὸς ἀνακρίνεται. <text:span text:style-name="T1">16</text:span> <text:span text:style-name="T2">τίς</text:span> γὰρ ἔ<text:span text:style-name="T2">γνω νοῦν Κυρίου, ὃς συμβιβάσει αὐτόν;</text:span> ἡμεῖς δὲ νοῦν Χριστοῦ ἔχομεν.</text:p>
      <text:p text:style-name="P1"/>
      <text:h text:style-name="P5" text:outline-level="2">3</text:h>
      <text:p text:style-name="P1"/>
      <text:p text:style-name="P1"><text:span text:style-name="T1">1</text:span> Κἀγώ, ἀδελφοί, οὐκ ἠδυνήθην λαλῆσαι ὑμῖν ὡς πνευματικοῖς ἀλλ’ ὡς σαρκίνοις, ὡς νηπίοις ἐν Χριστῷ. <text:span text:style-name="T1">2</text:span> γάλα ὑμᾶς ἐπότισα, οὐ βρῶμα· οὔπω γὰρ ἐδύνασθε. </text:p>
      <text:p text:style-name="P1"><text:tab/>Ἀλλ’ οὐδὲ ἔτι νῦν δύνασθε, <text:span text:style-name="T1">3</text:span> ἔτι γὰρ σαρκικοί ἐστε. ὅπου γὰρ ἐν ὑμῖν ζῆλος καὶ ἔρις, οὐχὶ σαρκικοί ἐστε καὶ κατὰ ἄνθρωπον περιπατεῖτε; <text:span text:style-name="T1">4</text:span> ὅταν γὰρ λέγῃ τις Ἐγὼ μέν εἰμι Παύλου, ἕτερος δέ Ἐγὼ Ἀπολλῶ, οὐκ ἄνθρωποί ἐστε; <text:span text:style-name="T1">5</text:span> τί οὖν ἐστιν Ἀπολλῶς; τί δέ ἐστιν Παῦλος; διάκονοι δι’ ὧν ἐπιστεύσατε, καὶ ἑκάστῳ ὡς ὁ Κύριος ἔδωκεν. <text:span text:style-name="T1">6</text:span> ἐγὼ ἐφύτευσα, Ἀπολλῶς ἐπότισεν, ἀλλὰ ὁ Θεὸς ηὔξανεν· <text:span text:style-name="T1">7</text:span> ὥστε οὔτε ὁ φυτεύων ἐστίν τι οὔτε ὁ ποτίζων, ἀλλ’ ὁ αὐξάνων Θεός. <text:span text:style-name="T1">8</text:span> ὁ φυτεύων δὲ καὶ ὁ ποτίζων ἕν εἰσιν, ἕκαστος δὲ τὸν ἴδιον μισθὸν λήμψεται κατὰ τὸν ἴδιον κόπον. <text:span text:style-name="T1">9</text:span> Θεοῦ γάρ ἐσμεν συνεργοί· Θεοῦ γεώργιον, Θεοῦ οἰκοδομή ἐστε. <text:span text:style-name="T1">10</text:span> Κατὰ τὴν χάριν τοῦ Θεοῦ τὴν δοθεῖσάν μοι ὡς σοφὸς ἀρχιτέκτων θεμέλιον ἔθηκα, ἄλλος δὲ ἐποικοδομεῖ. ἕκαστος δὲ βλεπέτω <text:soft-page-break/>πῶς ἐποικοδομεῖ. <text:span text:style-name="T1">11</text:span> θεμέλιον γὰρ ἄλλον οὐδεὶς δύναται θεῖναι παρὰ τὸν κείμενον, ὅς ἐστιν Ἰησοῦς Χριστός. <text:span text:style-name="T1">12</text:span> εἰ δέ τις ἐποικοδομεῖ ἐπὶ τὸν θεμέλιον χρυσίον, ἀργύριον, λίθους τιμίους, ξύλα, χόρτον, καλάμην, <text:span text:style-name="T1">13</text:span> ἑκάστου τὸ ἔργον φανερὸν γενήσεται· ἡ γὰρ ἡμέρα δηλώσει, ὅτι ἐν πυρὶ ἀποκαλύπτεται, καὶ ἑκάστου τὸ ἔργον ὁποῖόν ἐστιν τὸ πῦρ αὐτὸ δοκιμάσει. <text:span text:style-name="T1">14</text:span> εἴ τινος τὸ ἔργον μενεῖ ὃ ἐποικοδόμησεν, μισθὸν λήμψεται· <text:span text:style-name="T1">15</text:span> εἴ τινος τὸ ἔργον κατακαήσεται, ζημιωθήσεται, αὐτὸς δὲ σωθήσεται, οὕτως δὲ ὡς διὰ πυρός. <text:span text:style-name="T1">16</text:span> Οὐκ οἴδατε ὅτι ναὸς Θεοῦ ἐστε καὶ τὸ Πνεῦμα τοῦ Θεοῦ ἐν ὑμῖν οἰκεῖ; <text:span text:style-name="T1">17</text:span> εἴ τις τὸν ναὸν τοῦ Θεοῦ φθείρει, φθερεῖ τοῦτον ὁ Θεός· ὁ γὰρ ναὸς τοῦ Θεοῦ ἅγιός ἐστιν, οἵτινές ἐστε ὑμεῖς.</text:p>
      <text:p text:style-name="P1"><text:tab/><text:span text:style-name="T1">18</text:span> Μηδεὶς ἑαυτὸν ἐξαπατάτω· εἴ τις δοκεῖ σοφὸς εἶναι ἐν ὑμῖν ἐν τῷ αἰῶνι τούτῳ, μωρὸς γενέσθω, ἵνα γένηται σοφός, <text:span text:style-name="T1">19</text:span> ἡ γὰρ σοφία τοῦ κόσμου τούτου μωρία παρὰ τῷ Θεῷ ἐστιν. γέγραπται γάρ <text:span text:style-name="T2">Ὁ δρασσόμενος τοὺς σοφοὺς ἐν τῇ πανουργίᾳ αὐτῶν</text:span>· <text:span text:style-name="T1">20</text:span> καὶ πάλιν <text:span text:style-name="T2">Κύριος γινώσκει τοὺς διαλογισμοὺς τῶν σοφῶν, ὅτι εἰσὶν μάταιοι</text:span>. <text:span text:style-name="T1">21</text:span> ὥστε μηδεὶς καυχάσθω ἐν ἀνθρώποις· πάντα γὰρ ὑμῶν ἐστιν, <text:span text:style-name="T1">22</text:span> εἴτε Παῦλος εἴτε Ἀπολλῶς εἴτε Κηφᾶς, εἴτε κόσμος εἴτε ζωὴ εἴτε θάνατος, εἴτε ἐνεστῶτα εἴτε μέλλοντα, πάντα ὑμῶν, <text:span text:style-name="T1">23</text:span> ὑμεῖς δὲ Χριστοῦ, Χριστὸς δὲ Θεοῦ.</text:p>
      <text:p text:style-name="P1"/>
      <text:h text:style-name="P5" text:outline-level="2">4</text:h>
      <text:p text:style-name="P1"/>
      <text:p text:style-name="P1"><text:span text:style-name="T1">1</text:span> Οὕτως ἡμᾶς λογιζέσθω ἄνθρωπος ὡς ὑπηρέτας Χριστοῦ καὶ οἰκονόμους μυστηρίων Θεοῦ. <text:span text:style-name="T1">2</text:span> ὧδε λοιπὸν ζητεῖται ἐν τοῖς οἰκονόμοις ἵνα πιστός τις εὑρεθῇ. <text:span text:style-name="T1">3</text:span> ἐμοὶ δὲ εἰς ἐλάχιστόν ἐστιν ἵνα ὑφ’ ὑμῶν ἀνακριθῶ ἢ ὑπὸ ἀνθρωπίνης ἡμέρας· ἀλλ’ οὐδὲ <text:soft-page-break/>ἐμαυτὸν ἀνακρίνω· <text:span text:style-name="T1">4</text:span> οὐδὲν γὰρ ἐμαυτῷ σύνοιδα, ἀλλ’ οὐκ ἐν τούτῳ δεδικαίωμαι· ὁ δὲ ἀνακρίνων με Κύριός ἐστιν. <text:span text:style-name="T1">5</text:span> ὥστε μὴ πρὸ καιροῦ τι κρίνετε, ἕως ἂν ἔλθῃ ὁ Κύριος, ὃς καὶ φωτίσει τὰ κρυπτὰ τοῦ σκότους καὶ φανερώσει τὰς βουλὰς τῶν καρδιῶν· καὶ τότε ὁ ἔπαινος γενήσεται ἑκάστῳ ἀπὸ τοῦ Θεοῦ. <text:span text:style-name="T1">6</text:span> Ταῦτα δέ, ἀδελφοί, μετεσχημάτισα εἰς ἐμαυτὸν καὶ Ἀπολλῶν δι’ ὑμᾶς, ἵνα ἐν ἡμῖν μάθητε τό Μὴ ὑπὲρ ἃ γέγραπται, ἵνα μὴ εἷς ὑπὲρ τοῦ ἑνὸς φυσιοῦσθε κατὰ τοῦ ἑτέρου. <text:span text:style-name="T1">7</text:span> τίς γάρ σε διακρίνει; τί δὲ ἔχεις ὃ οὐκ ἔλαβες; εἰ δὲ καὶ ἔλαβες, τί καυχᾶσαι ὡς μὴ λαβών; <text:span text:style-name="T1">8</text:span> ἤδη κεκορεσμένοι ἐστέ· ἤδη ἐπλουτήσατε· χωρὶς ἡμῶν ἐβασιλεύσατε· καὶ ὄφελόν γε ἐβασιλεύσατε, ἵνα καὶ ἡμεῖς ὑμῖν συνβασιλεύσωμεν. <text:span text:style-name="T1">9</text:span> δοκῶ γάρ, ὁ Θεὸς ἡμᾶς τοὺς ἀποστόλους ἐσχάτους ἀπέδειξεν ὡς ἐπιθανατίους, ὅτι θέατρον ἐγενήθημεν τῷ κόσμῳ καὶ ἀγγέλοις καὶ ἀνθρώποις. <text:span text:style-name="T1">10</text:span> ἡμεῖς μωροὶ διὰ Χριστόν, ὑμεῖς δὲ φρόνιμοι ἐν Χριστῷ· ἡμεῖς ἀσθενεῖς, ὑμεῖς δὲ ἰσχυροί· ὑμεῖς ἔνδοξοι, ἡμεῖς δὲ ἄτιμοι. <text:span text:style-name="T1">11</text:span> ἄχρι τῆς ἄρτι ὥρας καὶ πεινῶμεν καὶ διψῶμεν καὶ γυμνιτεύομεν καὶ κολαφιζόμεθα καὶ ἀστατοῦμεν <text:span text:style-name="T1">12</text:span> καὶ κοπιῶμεν ἐργαζόμενοι ταῖς ἰδίαις χερσίν· λοιδορούμενοι εὐλογοῦμεν, διωκόμενοι ἀνεχόμεθα, <text:span text:style-name="T1">13</text:span> δυσφημούμενοι παρακαλοῦμεν· ὡς περικαθάρματα τοῦ κόσμου ἐγενήθημεν, πάντων περίψημα ἕως ἄρτι. <text:span text:style-name="T1">14</text:span> Οὐκ ἐντρέπων ὑμᾶς γράφω ταῦτα, ἀλλ’ ὡς τέκνα μου ἀγαπητὰ νουθετῶν. <text:span text:style-name="T1">15</text:span> ἐὰν γὰρ μυρίους παιδαγωγοὺς ἔχητε ἐν Χριστῷ, ἀλλ’ οὐ πολλοὺς πατέρας· ἐν γὰρ Χριστῷ Ἰησοῦ διὰ τοῦ εὐαγγελίου ἐγὼ ὑμᾶς ἐγέννησα. <text:span text:style-name="T1">16</text:span> παρακαλῶ οὖν ὑμᾶς, μιμηταί μου γίνεσθε. <text:span text:style-name="T1">17</text:span> Διὰ τοῦτο αὐτὸ ἔπεμψα ὑμῖν Τιμόθεον, ὅς ἐστίν μου τέκνον ἀγαπητὸν καὶ πιστὸν ἐν Κυρίῳ, ὃς ὑμᾶς ἀναμνήσει τὰς ὁδούς μου τὰς ἐν Χριστῷ Ἰησοῦ, καθὼς πανταχοῦ ἐν πάσῃ ἐκκλησίᾳ διδάσκω. <text:span text:style-name="T1">18 </text:span>ὡς μὴ ἐρχομένου δέ μου πρὸς ὑμᾶς ἐφυσιώθησάν τινες· <text:span text:style-name="T1">19</text:span> ἐλεύσομαι δὲ ταχέως <text:soft-page-break/>πρὸς ὑμᾶς, ἐὰν ὁ Κύριος θελήσῃ, καὶ γνώσομαι οὐ τὸν λόγον τῶν πεφυσιωμένων ἀλλὰ τὴν δύναμιν· <text:span text:style-name="T1">20</text:span> οὐ γὰρ ἐν λόγῳ ἡ βασιλεία τοῦ Θεοῦ, ἀλλ’ ἐν δυνάμει. <text:span text:style-name="T1">21</text:span> τί θέλετε; ἐν ῥάβδῳ ἔλθω πρὸς ὑμᾶς, ἢ ἐν ἀγάπῃ πνεύματί τε πραΰτητος;</text:p>
      <text:p text:style-name="P1"/>
      <text:h text:style-name="P5" text:outline-level="2">5</text:h>
      <text:p text:style-name="P1"/>
      <text:p text:style-name="P1"><text:tab/><text:span text:style-name="T1">1</text:span> Ὅλως ἀκούεται ἐν ὑμῖν πορνεία, καὶ τοιαύτη πορνεία ἥτις οὐδὲ ἐν τοῖς ἔθνεσιν, ὥστε γυναῖκά τινα τοῦ πατρὸς ἔχειν. <text:span text:style-name="T1">2</text:span> καὶ ὑμεῖς πεφυσιωμένοι ἐστέ, καὶ οὐχὶ μᾶλλον ἐπενθήσατε, ἵνα ἀρθῇ ἐκ μέσου ὑμῶν ὁ τὸ ἔργον τοῦτο πράξας; <text:span text:style-name="T1">3</text:span> ἐγὼ μὲν γάρ, ἀπὼν τῷ σώματι παρὼν δὲ τῷ πνεύματι, ἤδη κέκρικα ὡς παρὼν τὸν οὕτως τοῦτο κατεργασάμενον <text:span text:style-name="T1">4</text:span> ἐν τῷ ὀνόματι τοῦ Κυρίου Ἰησοῦ συναχθέντων ὑμῶν καὶ τοῦ ἐμοῦ πνεύματος σὺν τῇ δυνάμει τοῦ Κυρίου ἡμῶν Ἰησοῦ, <text:span text:style-name="T1">5</text:span> παραδοῦναι τὸν τοιοῦτον τῷ Σατανᾷ εἰς ὄλεθρον τῆς σαρκός, ἵνα τὸ πνεῦμα σωθῇ ἐν τῇ ἡμέρᾳ τοῦ Κυρίου. <text:span text:style-name="T1">6</text:span> Οὐ καλὸν τὸ καύχημα ὑμῶν. οὐκ οἴδατε ὅτι μικρὰ ζύμη ὅλον τὸ φύραμα ζυμοῖ; <text:span text:style-name="T1">7</text:span> ἐκκαθάρατε τὴν παλαιὰν ζύμην, ἵνα ἦτε νέον φύραμα, καθώς ἐστε ἄζυμοι. καὶ γὰρ <text:span text:style-name="T2">τὸ πάσχα</text:span> ἡμῶν <text:span text:style-name="T2">ἐτύθη</text:span> Χριστός. <text:span text:style-name="T1">8</text:span> ὥστε ἑορτάζωμεν, μὴ ἐν ζύμῃ παλαιᾷ μηδὲ ἐν ζύμῃ κακίας καὶ πονηρίας, ἀλλ’ ἐν ἀζύμοις εἰλικρινίας καὶ ἀληθείας. <text:span text:style-name="T1">9</text:span> Ἔγραψα ὑμῖν ἐν τῇ ἐπιστολῇ μὴ συναναμίγνυσθαι πόρνοις, <text:span text:style-name="T1">10</text:span> οὐ πάντως τοῖς πόρνοις τοῦ κόσμου τούτου ἢ τοῖς πλεονέκταις καὶ ἅρπαξιν ἢ εἰδωλολάτραις, ἐπεὶ ὠφείλετε ἄρα ἐκ τοῦ κόσμου ἐξελθεῖν. <text:span text:style-name="T1">11</text:span> νῦν δὲ ἔγραψα ὑμῖν μὴ συναναμίγνυσθαι ἐάν τις ἀδελφὸς ὀνομαζόμενος ᾖ πόρνος ἢ πλεονέκτης ἢ εἰδωλολάτρης ἢ λοίδορος ἢ μέθυσος ἢ ἅρπαξ, τῷ τοιούτῳ μηδὲ συνεσθίειν. <text:span text:style-name="T1">12</text:span> τί γάρ μοι τοὺς ἔξω κρίνειν; οὐχὶ τοὺς ἔσω <text:soft-page-break/>ὑμεῖς κρίνετε; <text:span text:style-name="T1">13</text:span> τοὺς δὲ ἔξω ὁ Θεὸς κρινεῖ. <text:span text:style-name="T2">ἐξάρατε τὸν πονηρὸν ἐξ ὑμῶν αὐτῶν</text:span>.</text:p>
      <text:p text:style-name="P1"/>
      <text:h text:style-name="P5" text:outline-level="2">6</text:h>
      <text:p text:style-name="P1"/>
      <text:p text:style-name="P1"><text:tab/><text:span text:style-name="T1">1</text:span> Τολμᾷ τις ὑμῶν πρᾶγμα ἔχων πρὸς τὸν ἕτερον κρίνεσθαι ἐπὶ τῶν ἀδίκων, καὶ οὐχὶ ἐπὶ τῶν ἁγίων; <text:span text:style-name="T1">2</text:span> ἢ οὐκ οἴδατε ὅτι οἱ ἅγιοι τὸν κόσμον κρινοῦσιν; καὶ εἰ ἐν ὑμῖν κρίνεται ὁ κόσμος, ἀνάξιοί ἐστε κριτηρίων ἐλαχίστων; <text:span text:style-name="T1">3</text:span> οὐκ οἴδατε ὅτι ἀγγέλους κρινοῦμεν, μήτιγε βιωτικά; <text:span text:style-name="T1">4</text:span> βιωτικὰ μὲν οὖν κριτήρια ἐὰν ἔχητε, τοὺς ἐξουθενημένους ἐν τῇ ἐκκλησίᾳ, τούτους καθίζετε; <text:span text:style-name="T1">5</text:span> πρὸς ἐντροπὴν ὑμῖν λέγω. οὕτως οὐκ ἔνι ἐν ὑμῖν οὐδεὶς σοφὸς, ὃς δυνήσεται διακρῖναι ἀνὰ μέσον τοῦ ἀδελφοῦ αὐτοῦ; <text:span text:style-name="T1">6</text:span> ἀλλὰ ἀδελφὸς μετὰ ἀδελφοῦ κρίνεται, καὶ τοῦτο ἐπὶ ἀπίστων; <text:span text:style-name="T1">7</text:span> ἤδη μὲν οὖν ὅλως ἥττημα ὑμῖν ἐστιν ὅτι κρίματα ἔχετε μεθ’ ἑαυτῶν. διὰ τί οὐχὶ μᾶλλον ἀδικεῖσθε; διὰ τί οὐχὶ μᾶλλον ἀποστερεῖσθε; <text:span text:style-name="T1">8</text:span> ἀλλὰ ὑμεῖς ἀδικεῖτε καὶ ἀποστερεῖτε, καὶ τοῦτο ἀδελφούς. <text:span text:style-name="T1">9</text:span> ἢ οὐκ οἴδατε ὅτι ἄδικοι Θεοῦ βασιλείαν οὐ κληρονομήσουσιν; μὴ πλανᾶσθε· οὔτε πόρνοι οὔτε εἰδωλολάτραι οὔτε μοιχοὶ οὔτε μαλακοὶ οὔτε ἀρσενοκοῖται <text:span text:style-name="T1">10</text:span> οὔτε κλέπται οὔτε πλεονέκται, οὐ μέθυσοι, οὐ λοίδοροι, οὐχ ἅρπαγες βασιλείαν Θεοῦ κληρονομήσουσιν. <text:span text:style-name="T1">11</text:span> καὶ ταῦτά τινες ἦτε· ἀλλὰ ἀπελούσασθε, ἀλλὰ ἡγιάσθητε, ἀλλὰ ἐδικαιώθητε ἐν τῷ ὀνόματι τοῦ Κυρίου Ἰησοῦ Χριστοῦ καὶ ἐν τῷ Πνεύματι τοῦ Θεοῦ ἡμῶν.</text:p>
      <text:p text:style-name="P1"><text:tab/><text:span text:style-name="T1">12</text:span> Πάντα μοι ἔξεστιν, ἀλλ’ οὐ πάντα συμφέρει. πάντα μοι ἔξεστιν, ἀλλ’ οὐκ ἐγὼ ἐξουσιασθήσομαι ὑπό τινος. <text:span text:style-name="T1">13 </text:span>τὰ βρώματα τῇ κοιλίᾳ, καὶ ἡ κοιλία τοῖς βρώμασιν· ὁ δὲ Θεὸς καὶ ταύτην καὶ ταῦτα καταργήσει. τὸ δὲ σῶμα οὐ τῇ πορνείᾳ ἀλλὰ <text:soft-page-break/>τῷ Κυρίῳ, καὶ ὁ Κύριος τῷ σώματι· <text:span text:style-name="T1">14</text:span> ὁ δὲ Θεὸς καὶ τὸν Κύριον ἤγειρεν καὶ ἡμᾶς ἐξεγερεῖ διὰ τῆς δυνάμεως αὐτοῦ. 15 οὐκ οἴδατε ὅτι τὰ σώματα ὑμῶν μέλη Χριστοῦ ἐστιν; ἄρας οὖν τὰ μέλη τοῦ Χριστοῦ ποιήσω πόρνης μέλη; μὴ γένοιτο. <text:span text:style-name="T1">16</text:span> ἢ οὐκ οἴδατε ὅτι ὁ κολλώμενος τῇ πόρνῃ ἓν σῶμά ἐστιν; <text:span text:style-name="T2">Ἔσονται</text:span> γάρ, φησίν, <text:span text:style-name="T2">οἱ δύο εἰς σάρκα μίαν</text:span>. <text:span text:style-name="T1">17</text:span> ὁ δὲ κολλώμενος τῷ Κυρίῳ ἓν πνεῦμά ἐστιν. <text:span text:style-name="T1">18</text:span> φεύγετε τὴν πορνείαν. πᾶν ἁμάρτημα ὃ ἐὰν ποιήσῃ ἄνθρωπος ἐκτὸς τοῦ σώματός ἐστιν· ὁ δὲ πορνεύων εἰς τὸ ἴδιον σῶμα ἁμαρτάνει. <text:span text:style-name="T1">19</text:span> ἢ οὐκ οἴδατε ὅτι τὸ σῶμα ὑμῶν ναὸς τοῦ ἐν ὑμῖν Ἁγίου Πνεύματός ἐστιν, οὗ ἔχετε ἀπὸ Θεοῦ; καὶ οὐκ ἐστὲ ἑαυτῶν; <text:span text:style-name="T1">20</text:span> ἠγοράσθητε γὰρ τιμῆς· δοξάσατε δὴ τὸν Θεὸν ἐν τῷ σώματι ὑμῶν.</text:p>
      <text:p text:style-name="P1"/>
      <text:h text:style-name="P5" text:outline-level="2">7</text:h>
      <text:p text:style-name="P1"/>
      <text:p text:style-name="P1"><text:tab/><text:span text:style-name="T1">1</text:span> Περὶ δὲ ὧν ἐγράψατε, καλὸν ἀνθρώπῳ γυναικὸς μὴ ἅπτεσθαι· <text:span text:style-name="T1">2</text:span> διὰ δὲ τὰς πορνείας ἕκαστος τὴν ἑαυτοῦ γυναῖκα ἐχέτω, καὶ ἑκάστη τὸν ἴδιον ἄνδρα ἐχέτω. <text:span text:style-name="T1">3</text:span> τῇ γυναικὶ ὁ ἀνὴρ τὴν ὀφειλὴν ἀποδιδότω, ὁμοίως δὲ καὶ ἡ γυνὴ τῷ ἀνδρί. <text:span text:style-name="T1">4</text:span> ἡ γυνὴ τοῦ ἰδίου σώματος οὐκ ἐξουσιάζει ἀλλὰ ὁ ἀνήρ· ὁμοίως δὲ καὶ ὁ ἀνὴρ τοῦ ἰδίου σώματος οὐκ ἐξουσιάζει ἀλλὰ ἡ γυνή. <text:span text:style-name="T1">5</text:span> μὴ ἀποστερεῖτε ἀλλήλους, εἰ μήτι ἂν ἐκ συμφώνου πρὸς καιρὸν ἵνα σχολάσητε τῇ προσευχῇ καὶ πάλιν ἐπὶ τὸ αὐτὸ ἦτε, ἵνα μὴ πειράζῃ ὑμᾶς ὁ Σατανᾶς διὰ τὴν ἀκρασίαν ὑμῶν. <text:span text:style-name="T1">6</text:span> τοῦτο δὲ λέγω κατὰ συνγνώμην, οὐ κατ’ ἐπιταγήν. <text:span text:style-name="T1">7</text:span> θέλω δὲ πάντας ἀνθρώπους εἶναι ὡς καὶ ἐμαυτόν· ἀλλὰ ἕκαστος ἴδιον ἔχει χάρισμα ἐκ Θεοῦ, ὁ μὲν οὕτως, ὁ δὲ οὕτως.</text:p>
      <text:p text:style-name="P1"><text:tab/><text:span text:style-name="T1">8</text:span> Λέγω δὲ τοῖς ἀγάμοις καὶ ταῖς χήραις, καλὸν αὐτοῖς <text:soft-page-break/>ἐὰν μείνωσιν ὡς κἀγώ· <text:span text:style-name="T1">9</text:span> εἰ δὲ οὐκ ἐγκρατεύονται, γαμησάτωσαν· κρεῖττον γάρ ἐστιν γαμεῖν ἢ πυροῦσθαι. <text:span text:style-name="T1">10</text:span> τοῖς δὲ γεγαμηκόσιν παραγγέλλω, οὐκ ἐγὼ ἀλλὰ ὁ Κύριος, γυναῖκα ἀπὸ ἀνδρὸς μὴ χωρισθῆναι,— <text:span text:style-name="T1">11</text:span> ἐὰν δὲ καὶ χωρισθῇ, μενέτω ἄγαμος ἢ τῷ ἀνδρὶ καταλλαγήτω,— καὶ ἄνδρα γυναῖκα μὴ ἀφιέναι. <text:span text:style-name="T1">12 </text:span>τοῖς δὲ λοιποῖς λέγω ἐγώ, οὐχ ὁ Κύριος· εἴ τις ἀδελφὸς γυναῖκα ἔχει ἄπιστον, καὶ αὕτη συνευδοκεῖ οἰκεῖν μετ’ αὐτοῦ, μὴ ἀφιέτω αὐτήν· <text:span text:style-name="T1">13</text:span> καὶ γυνὴ ἥτις ἔχει ἄνδρα ἄπιστον, καὶ οὗτος συνευδοκεῖ οἰκεῖν μετ’ αὐτῆς, μὴ ἀφιέτω τὸν ἄνδρα. <text:span text:style-name="T1">14</text:span> ἡγίασται γὰρ ὁ ἀνὴρ ὁ ἄπιστος ἐν τῇ γυναικί, καὶ ἡγίασται ἡ γυνὴ ἡ ἄπιστος ἐν τῷ ἀδελφῷ· ἐπεὶ ἄρα τὰ τέκνα ὑμῶν ἀκάθαρτά ἐστιν, νῦν δὲ ἅγιά ἐστιν. <text:span text:style-name="T1">15</text:span> εἰ δὲ ὁ ἄπιστος χωρίζεται, χωριζέσθω· οὐ δεδούλωται ὁ ἀδελφὸς ἢ ἡ ἀδελφὴ ἐν τοῖς τοιούτοις· ἐν δὲ εἰρήνῃ κέκληκεν <text:span text:style-name="T3">ὑ</text:span>μᾶς ὁ Θεός. <text:span text:style-name="T1">16</text:span> τί γὰρ οἶδας, γύναι, εἰ τὸν ἄνδρα σώσεις; ἢ τί οἶδας, ἄνερ, εἰ τὴν γυναῖκα σώσεις; <text:span text:style-name="T1">17</text:span> Εἰ μὴ ἑκάστῳ ὡς μεμέρικεν ὁ Κύριος, ἕκαστον ὡς κέκληκεν ὁ Θεός, οὕτως περιπατείτω. καὶ οὕτως ἐν ταῖς ἐκκλησίαις πάσαις διατάσσομαι. <text:span text:style-name="T1">18</text:span> περιτετμημένος τις ἐκλήθη; μὴ ἐπισπάσθω· ἐν ἀκροβυστίᾳ κέκληταί τις; μὴ περιτεμνέσθω. <text:span text:style-name="T1">19</text:span> ἡ περιτομὴ οὐδέν ἐστιν, καὶ ἡ ἀκροβυστία οὐδέν ἐστιν, ἀλλὰ τήρησις ἐντολῶν Θεοῦ. <text:span text:style-name="T1">20</text:span> ἕκαστος ἐν τῇ κλήσει ᾗ ἐκλήθη, ἐν ταύτῃ μενέτω. <text:span text:style-name="T1">21</text:span> δοῦλος ἐκλήθης; μή σοι μελέτω· ἀλλ’ εἰ καὶ δύνασαι ἐλεύθερος γενέσθαι, μᾶλλον χρῆσαι. <text:span text:style-name="T1">22</text:span> ὁ γὰρ ἐν Κυρίῳ κληθεὶς δοῦλος ἀπελεύθερος Κυρίου ἐστίν· ὁμοίως ὁ ἐλεύθερος κληθεὶς δοῦλός ἐστιν Χριστοῦ. <text:span text:style-name="T1">23</text:span> τιμῆς ἠγοράσθητε· μὴ γίνεσθε δοῦλοι ἀνθρώπων. <text:span text:style-name="T1">24</text:span> ἕκαστος ἐν ᾧ ἐκλήθη, ἀδελφοί, ἐν τούτῳ μενέτω παρὰ Θεῷ.</text:p>
      <text:p text:style-name="P1"><text:tab/><text:span text:style-name="T1">25</text:span> Περὶ δὲ τῶν παρθένων ἐπιταγὴν Κυρίου οὐκ ἔχω, γνώμην δὲ δίδωμι ὡς ἠλεημένος ὑπὸ Κυρίου πιστὸς εἶναι. <text:span text:style-name="T1">26</text:span> Νομίζω οὖν τοῦτο καλὸν ὑπάρχειν διὰ τὴν ἐνεστῶσαν ἀνάγκην, ὅτι καλὸν ἀνθρώπῳ τὸ οὕτως εἶναι. <text:span text:style-name="T1">27</text:span> δέδεσαι <text:soft-page-break/>γυναικί; μὴ ζήτει λύσιν· λέλυσαι ἀπὸ γυναικός; μὴ ζήτει γυναῖκα. <text:span text:style-name="T1">28</text:span> ἐὰν δὲ καὶ γαμήσῃς, οὐχ ἥμαρτες, καὶ ἐὰν γήμῃ ἡ παρθένος, οὐχ ἥμαρτεν· θλῖψιν δὲ τῇ σαρκὶ ἕξουσιν οἱ τοιοῦτοι, ἐγὼ δὲ ὑμῶν φείδομαι. <text:span text:style-name="T1">29</text:span> Τοῦτο δέ φημι, ἀδελφοί, ὁ καιρὸς συνεσταλμένος ἐστίν· τὸ λοιπὸν ἵνα καὶ οἱ ἔχοντες γυναῖκας ὡς μὴ ἔχοντες ὦσιν, <text:span text:style-name="T1">30</text:span> καὶ οἱ κλαίοντες ὡς μὴ κλαίοντες, καὶ οἱ χαίροντες ὡς μὴ χαίροντες, καὶ οἱ ἀγοράζοντες ὡς μὴ κατέχοντες, <text:span text:style-name="T1">31</text:span> καὶ οἱ χρώμενοι τὸν κόσμον ὡς μὴ καταχρώμενοι· παράγει γὰρ τὸ σχῆμα τοῦ κόσμου τούτου. <text:span text:style-name="T1">32</text:span> θέλω δὲ ὑμᾶς ἀμερίμνους εἶναι. ὁ ἄγαμος μεριμνᾷ τὰ τοῦ Κυρίου, πῶς ἀρέσῃ τῷ Κυρίῳ· <text:span text:style-name="T1">33</text:span> ὁ δὲ γαμήσας μεριμνᾷ τὰ τοῦ κόσμου, πῶς ἀρέσῃ τῇ γυναικί, <text:span text:style-name="T1">34</text:span> καὶ μεμέρισται. καὶ ἡ γυνὴ ἡ ἄγαμος καὶ ἡ παρθένος μεριμνᾷ τὰ τοῦ Κυρίου, ἵνα ᾖ ἁγία καὶ τῷ σώματι καὶ τῷ πνεύματι· ἡ δὲ γαμήσασα μεριμνᾷ τὰ τοῦ κόσμου, πῶς ἀρέσῃ τῷ ἀνδρί. <text:span text:style-name="T1">35</text:span> τοῦτο δὲ πρὸς τὸ ὑμῶν αὐτῶν σύμφορον λέγω, οὐχ ἵνα βρόχον ὑμῖν ἐπιβάλω, ἀλλὰ πρὸς τὸ εὔσχημον καὶ εὐπάρεδρον τῷ Κυρίῳ ἀπερισπάστως. <text:span text:style-name="T1">36</text:span> Εἰ δέ τις ἀσχημονεῖν ἐπὶ τὴν παρθένον αὐτοῦ νομίζει, ἐὰν ᾖ ὑπέρακμος, καὶ οὕτως ὀφείλει γίνεσθαι, ὃ θέλει ποιείτω· οὐχ ἁμαρτάνει· γαμείτωσαν. <text:span text:style-name="T1">37</text:span> ὃς δὲ ἕστηκεν ἐν τῇ καρδίᾳ αὐτοῦ ἑδραῖος μὴ ἔχων ἀνάγκην, ἐξουσίαν δὲ ἔχει περὶ τοῦ ἰδίου θελήματος, καὶ τοῦτο κέκρικεν ἐν τῇ ἰδίᾳ καρδίᾳ, τηρεῖν τὴν ἑαυτοῦ παρθένον, καλῶς ποιήσει. <text:span text:style-name="T1">38</text:span> ὥστε καὶ ὁ γαμίζων τὴν ἑαυτοῦ παρθένον καλῶς ποιεῖ, καὶ ὁ μὴ γαμίζων κρεῖσσον ποιήσει. <text:span text:style-name="T1">39</text:span> Γυνὴ δέδεται ἐφ’ ὅσον χρόνον ζῇ ὁ ἀνὴρ αὐτῆς· ἐὰν δὲ κοιμηθῇ ὁ ἀνήρ, ἐλευθέρα ἐστὶν ᾧ θέλει γαμηθῆναι, μόνον ἐν Κυρίῳ· <text:span text:style-name="T1">40</text:span> μακαριωτέρα δέ ἐστιν ἐὰν οὕτως μείνῃ, κατὰ τὴν ἐμὴν γνώμην· δοκῶ δὲ κἀγὼ Πνεῦμα Θεοῦ ἔχειν.</text:p>
      <text:p text:style-name="P1"/>
      <text:h text:style-name="P5" text:outline-level="2"><text:soft-page-break/>8</text:h>
      <text:p text:style-name="P1"/>
      <text:p text:style-name="P1"><text:tab/><text:span text:style-name="T1">1</text:span> Περὶ δὲ τῶν εἰδωλοθύτων, οἴδαμεν ὅτι πάντες γνῶσιν ἔχομεν. ἡ γνῶσις φυσιοῖ, ἡ δὲ ἀγάπη οἰκοδομεῖ· <text:span text:style-name="T1">2</text:span> εἴ τις δοκεῖ ἐγνωκέναι τι, οὔπω ἔγνω καθὼς δεῖ γνῶναι· <text:span text:style-name="T1">3</text:span> εἰ δέ τις ἀγαπᾷ τὸν Θεόν, οὗτος ἔγνωσται ὑπ’ αὐτοῦ. <text:span text:style-name="T1">4</text:span> Περὶ τῆς βρώσεως οὖν τῶν εἰδωλοθύτων οἴδαμεν ὅτι οὐδὲν εἴδωλον ἐν κόσμῳ, καὶ ὅτι οὐδεὶς Θεὸς εἰ μὴ εἷς. <text:span text:style-name="T1">5</text:span> καὶ γὰρ εἴπερ εἰσὶν λεγόμενοι θεοὶ εἴτε ἐν οὐρανῷ εἴτε ἐπὶ γῆς, ὥσπερ εἰσὶν θεοὶ πολλοὶ καὶ κύριοι πολλοί, <text:span text:style-name="T1">6</text:span> ἀλλ’ ἡμῖν εἷς Θεὸς ὁ Πατήρ, ἐξ οὗ τὰ πάντα καὶ ἡμεῖς εἰς αὐτόν, καὶ εἷς Κύριος Ἰησοῦς Χριστός, δι’ οὗ τὰ πάντα καὶ ἡμεῖς δι’ αὐτοῦ. <text:span text:style-name="T1">7</text:span> ἀλλ’ οὐκ ἐν πᾶσιν ἡ γνῶσις· τινὲς δὲ τῇ συνηθείᾳ ἕως ἄρτι τοῦ εἰδώλου ὡς εἰδωλόθυτον ἐσθίουσιν, καὶ ἡ συνείδησις αὐτῶν ἀσθενὴς οὖσα μολύνεται. <text:span text:style-name="T1">8</text:span> βρῶμα δὲ ἡμᾶς οὐ παραστήσει τῷ Θεῷ· οὔτε ἐὰν μὴ φάγωμεν ὑστερούμεθα, οὔτε ἐὰν φάγωμεν περισσεύομεν. <text:span text:style-name="T1">9</text:span> βλέπετε δὲ μή πως ἡ ἐξουσία ὑμῶν αὕτη πρόσκομμα γένηται τοῖς ἀσθενέσιν. <text:span text:style-name="T1">10</text:span> ἐὰν γάρ τις ἴδῃ σὲ τὸν ἔχοντα γνῶσιν ἐν εἰδωλίῳ κατακείμενον, οὐχὶ ἡ συνείδησις αὐτοῦ ἀσθενοῦς ὄντος οἰκοδομηθήσεται εἰς τὸ τὰ εἰδωλόθυτα ἐσθίειν; <text:span text:style-name="T1">11</text:span> ἀπόλλυται γὰρ ὁ ἀσθενῶν ἐν τῇ σῇ γνώσει, ὁ ἀδελφὸς δι’ ὃν Χριστὸς ἀπέθανεν. <text:span text:style-name="T1">12</text:span> οὕτως δὲ ἁμαρτάνοντες εἰς τοὺς ἀδελφοὺς καὶ τύπτοντες αὐτῶν τὴν συνείδησιν ἀσθενοῦσαν εἰς Χριστὸν ἁμαρτάνετε. <text:span text:style-name="T1">13</text:span> διόπερ εἰ βρῶμα σκανδαλίζει τὸν ἀδελφόν μου, οὐ μὴ φάγω κρέα εἰς τὸν αἰῶνα, ἵνα μὴ τὸν ἀδελφόν μου σκανδαλίσω.</text:p>
      <text:p text:style-name="P1"/>
      <text:h text:style-name="P5" text:outline-level="2">9</text:h>
      <text:p text:style-name="P1"/>
      <text:p text:style-name="P1"><text:soft-page-break/><text:tab/><text:span text:style-name="T1">1</text:span> Οὐκ εἰμὶ ἐλεύθερος; οὐκ εἰμὶ ἀπόστολος; οὐχὶ Ἰησοῦν τὸν Κύριον ἡμῶν ἑόρακα; οὐ τὸ ἔργον μου ὑμεῖς ἐστε ἐν Κυρίῳ; <text:span text:style-name="T1">2</text:span> εἰ ἄλλοις οὐκ εἰμὶ ἀπόστολος, ἀλλά γε ὑμῖν εἰμι· ἡ γὰρ σφραγίς μου τῆς ἀποστολῆς ὑμεῖς ἐστε ἐν Κυρίῳ. <text:span text:style-name="T1">3</text:span> Ἡ ἐμὴ ἀπολογία τοῖς ἐμὲ ἀνακρίνουσίν ἐστιν αὕτη. <text:span text:style-name="T1">4</text:span> μὴ οὐκ ἔχομεν ἐξουσίαν φαγεῖν καὶ πεῖν; <text:span text:style-name="T1">5</text:span> μὴ οὐκ ἔχομεν ἐξουσίαν ἀδελφὴν γυναῖκα περιάγειν, ὡς καὶ οἱ λοιποὶ ἀπόστολοι καὶ οἱ ἀδελφοὶ τοῦ Κυρίου καὶ Κηφᾶς; <text:span text:style-name="T1">6</text:span> ἢ μόνος ἐγὼ καὶ Βαρνάβας οὐκ ἔχομεν ἐξουσίαν μὴ ἐργάζεσθαι; <text:span text:style-name="T1">7</text:span> τίς στρατεύεται ἰδίοις ὀψωνίοις ποτέ; τίς φυτεύει ἀμπελῶνα καὶ τὸν καρπὸν αὐτοῦ οὐκ ἐσθίει; ἢ τίς ποιμαίνει ποίμνην καὶ ἐκ τοῦ γάλακτος τῆς ποίμνης οὐκ ἐσθίει; <text:span text:style-name="T1">8</text:span> μὴ κατὰ ἄνθρωπον ταῦτα λαλῶ, ἢ καὶ ὁ νόμος ταῦτα οὐ λέγει; <text:span text:style-name="T1">9</text:span> ἐν γὰρ τῷ Μωϋσέως νόμῳ γέγραπται <text:span text:style-name="T2">Οὐ κημώσεις βοῦν ἀλοῶντα</text:span>. μὴ τῶν βοῶν μέλει τῷ Θεῷ; <text:span text:style-name="T1">10</text:span> ἢ δι’ ἡμᾶς πάντως λέγει; δι’ ἡμᾶς γὰρ ἐγράφη, ὅτι ὀφείλει ἐπ’ ἐλπίδι ὁ ἀροτριῶν ἀροτριᾶν, καὶ ὁ ἀλοῶν ἐπ’ ἐλπίδι τοῦ μετέχειν. <text:span text:style-name="T1">11</text:span> Εἰ ἡμεῖς ὑμῖν τὰ πνευματικὰ ἐσπείραμεν, μέγα εἰ ἡμεῖς ὑμῶν τὰ σαρκικὰ θερίσομεν; <text:span text:style-name="T1">12</text:span> εἰ ἄλλοι τῆς ὑμῶν ἐξουσίας μετέχουσιν, οὐ μᾶλλον ἡμεῖς; ἀλλ’ οὐκ ἐχρησάμεθα τῇ ἐξουσίᾳ ταύτῃ, ἀλλὰ πάντα στέγομεν ἵνα μή τινα ἐνκοπὴν δῶμεν τῷ εὐαγγελίῳ τοῦ Χριστοῦ. <text:span text:style-name="T1">13</text:span> οὐκ οἴδατε ὅτι οἱ τὰ ἱερὰ ἐργαζόμενοι τὰ ἐκ τοῦ ἱεροῦ ἐσθίουσιν, οἱ τῷ θυσιαστηρίῳ παρεδρεύοντες τῷ θυσιαστηρίῳ συνμερίζονται; <text:span text:style-name="T1">14</text:span> οὕτως καὶ ὁ Κύριος διέταξεν τοῖς τὸ εὐαγγέλιον καταγγέλλουσιν ἐκ τοῦ εὐαγγελίου ζῆν· <text:span text:style-name="T1">15</text:span> ἐγὼ δὲ οὐ κέχρημαι οὐδενὶ τούτων. οὐκ ἔγραψα δὲ ταῦτα ἵνα οὕτως γένηται ἐν ἐμοί· καλὸν γάρ μοι μᾶλλον ἀποθανεῖν ἢ —τὸ καύχημά μου οὐδεὶς κενώσει. <text:span text:style-name="T1">16</text:span> ἐὰν γὰρ εὐαγγελίζωμαι, οὐκ ἔστιν μοι καύχημα· ἀνάγκη γάρ μοι ἐπίκειται· οὐαὶ γάρ μοί ἐστιν ἐὰν μὴ εὐαγγελίσωμαι. <text:span text:style-name="T1">17</text:span> εἰ γὰρ ἑκὼν τοῦτο πράσσω, μισθὸν ἔχω· εἰ δὲ ἄκων, οἰκονομίαν πεπίστευμαι. <text:span text:style-name="T1">18</text:span> τίς οὖν μού ἐστιν ὁ μισθός; ἵνα <text:soft-page-break/>εὐαγγελιζόμενος ἀδάπανον θήσω τὸ εὐαγγέλιον, εἰς τὸ μὴ καταχρήσασθαι τῇ ἐξουσίᾳ μου ἐν τῷ εὐαγγελίῳ. <text:span text:style-name="T1">19</text:span> Ἐλεύθερος γὰρ ὢν ἐκ πάντων πᾶσιν ἐμαυτὸν ἐδούλωσα, ἵνα τοὺς πλείονας κερδήσω· <text:span text:style-name="T1">20</text:span> καὶ ἐγενόμην τοῖς Ἰουδαίοις ὡς Ἰουδαῖος, ἵνα Ἰουδαίους κερδήσω· τοῖς ὑπὸ νόμον ὡς ὑπὸ νόμον, μὴ ὢν αὐτὸς ὑπὸ νόμον, ἵνα τοὺς ὑπὸ νόμον κερδήσω· <text:span text:style-name="T1">21</text:span> τοῖς ἀνόμοις ὡς ἄνομος, μὴ ὢν ἄνομος Θεοῦ ἀλλ’ ἔννομος Χριστοῦ, ἵνα κερδάνω τοὺς ἀνόμους· <text:span text:style-name="T1">22</text:span> ἐγενόμην τοῖς ἀσθενέσιν ἀσθενής, ἵνα τοὺς ἀσθενεῖς κερδήσω· τοῖς πᾶσιν γέγονα πάντα, ἵνα πάντως τινὰς σώσω. <text:span text:style-name="T1">23</text:span> πάντα δὲ ποιῶ διὰ τὸ εὐαγγέλιον, ἵνα συνκοινωνὸς αὐτοῦ γένωμαι. <text:span text:style-name="T1">24</text:span> Οὐκ οἴδατε ὅτι οἱ ἐν σταδίῳ τρέχοντες πάντες μὲν τρέχουσιν, εἷς δὲ λαμβάνει τὸ βραβεῖον; οὕτως τρέχετε ἵνα καταλάβητε. <text:span text:style-name="T1">25</text:span> πᾶς δὲ ὁ ἀγωνιζόμενος πάντα ἐγκρατεύεται, ἐκεῖνοι μὲν οὖν ἵνα φθαρτὸν στέφανον λάβωσιν, ἡμεῖς δὲ ἄφθαρτον. <text:span text:style-name="T1">26</text:span> ἐγὼ τοίνυν οὕτως τρέχω ὡς οὐκ ἀδήλως, οὕτως πυκτεύω ὡς οὐκ ἀέρα δέρων· <text:span text:style-name="T1">27</text:span> ἀλλὰ ὑπωπιάζω μου τὸ σῶμα καὶ δουλαγωγῶ, μή πως ἄλλοις κηρύξας αὐτὸς ἀδόκιμος γένωμαι.</text:p>
      <text:p text:style-name="P1"/>
      <text:h text:style-name="P5" text:outline-level="2">10</text:h>
      <text:p text:style-name="P1"/>
      <text:p text:style-name="P1"><text:tab/><text:span text:style-name="T1">1</text:span> Οὐ θέλω γὰρ ὑμᾶς ἀγνοεῖν, ἀδελφοί, ὅτι οἱ πατέρες ἡμῶν πάντες ὑπὸ τὴν νεφέλην ἦσαν καὶ πάντες διὰ τῆς θαλάσσης διῆλθον, <text:span text:style-name="T1">2</text:span> καὶ πάντες εἰς τὸν Μωϋσῆν ἐβαπτίσαντο ἐν τῇ νεφέλῃ καὶ ἐν τῇ θαλάσσῃ, <text:span text:style-name="T1">3</text:span> καὶ πάντες τὸ αὐτὸ πνευματικὸν βρῶμα ἔφαγον, <text:span text:style-name="T1">4</text:span> καὶ πάντες τὸ αὐτὸ πνευματικὸν ἔπιον πόμα· ἔπινον γὰρ ἐκ πνευματικῆς ἀκολουθούσης πέτρας, ἡ πέτρα δὲ ἦν ὁ Χριστός, <text:span text:style-name="T1">5</text:span> ἀλλ’ οὐκ ἐν τοῖς πλείοσιν αὐτῶν εὐδόκησεν ὁ Θεός· <text:span text:style-name="T2">κατεστρώθησαν</text:span> γὰρ <text:span text:style-name="T2">ἐν </text:span><text:soft-page-break/><text:span text:style-name="T2">τῇ ἐρήμῳ</text:span>. <text:span text:style-name="T1">6</text:span> Ταῦτα δὲ τύποι ἡμῶν ἐγενήθησαν, εἰς τὸ μὴ εἶναι ἡμᾶς <text:span text:style-name="T2">ἐπιθυμητὰς</text:span> κακῶν, καθὼς κἀκεῖνοι <text:span text:style-name="T2">ἐπεθύμησαν</text:span>. <text:span text:style-name="T1">7</text:span> μηδὲ εἰδωλολάτραι γίνεσθε, καθώς τινες αὐτῶν· ὥσπερ γέγραπται <text:span text:style-name="T2">Ἐκάθισεν ὁ λαὸς φαγεῖν καὶ πεῖν, καὶ ἀνέστησαν παίζειν</text:span>. <text:span text:style-name="T1">8</text:span> μηδὲ πορνεύωμεν, καθώς τινες αὐτῶν ἐπόρνευσαν, καὶ ἔπεσαν μιᾷ ἡμέρᾳ εἰκοσιτρεῖς χιλιάδες. <text:span text:style-name="T1">9</text:span> μηδὲ ἐκπειράζωμεν τὸν Κύριον, καθώς τινες αὐτῶν ἐπείρασαν καὶ ὑπὸ τῶν ὄφεων ἀπώλλυντο. <text:span text:style-name="T1">10</text:span> μηδὲ γογγύζετε, καθάπερ τινὲς αὐτῶν ἐγόγγυσαν, καὶ ἀπώλοντο ὑπὸ τοῦ ὀλοθρευτοῦ. <text:span text:style-name="T1">11</text:span> ταῦτα δὲ τυπικῶς συνέβαινεν ἐκείνοις, ἐγράφη δὲ πρὸς νουθεσίαν ἡμῶν, εἰς οὓς τὰ τέλη τῶν αἰώνων κατήντηκεν. <text:span text:style-name="T1">12</text:span> Ὥστε ὁ δοκῶν ἑστάναι βλεπέτω μὴ πέσῃ, <text:span text:style-name="T1">13</text:span> πειρασμὸς ὑμᾶς οὐκ εἴληφεν εἰ μὴ ἀνθρώπινος· πιστὸς δὲ ὁ Θεός, ὃς οὐκ ἐάσει ὑμᾶς πειρασθῆναι ὑπὲρ ὃ δύνασθε, ἀλλὰ ποιήσει σὺν τῷ πειρασμῷ καὶ τὴν ἔκβασιν τοῦ δύνασθαι ὑπενεγκεῖν.</text:p>
      <text:p text:style-name="P2"><text:tab/><text:span text:style-name="T1">14</text:span> Διόπερ, ἀγαπητοί μου, φεύγετε ἀπὸ τῆς εἰδωλολατρείας. <text:span text:style-name="T1">15</text:span> ὡς φρονίμοις λέγω· κρίνατε ὑμεῖς ὅ φημι. <text:span text:style-name="T1">16</text:span> Τὸ ποτήριον τῆς εὐλογίας ὃ εὐλογοῦμεν, οὐχὶ κοινωνία ἐστὶν τοῦ αἵματος τοῦ Χριστοῦ; τὸν ἄρτον ὃν κλῶμεν, οὐχὶ κοινωνία τοῦ σώματος τοῦ Χριστοῦ ἐστιν; <text:span text:style-name="T1">17</text:span> ὅτι εἷς ἄρτος, ἓν σῶμα οἱ πολλοί ἐσμεν· οἱ γὰρ πάντες ἐκ τοῦ ἑνὸς ἄρτου μετέχομεν. <text:span text:style-name="T1">18</text:span> βλέπετε τὸν Ἰσραὴλ κατὰ σάρκα· οὐχ οἱ ἐσθίοντες τὰς θυσίας κοινωνοὶ τοῦ θυσιαστηρίου εἰσίν; <text:span text:style-name="T1">19</text:span> τί οὖν φημι; ὅτι εἰδωλόθυτόν τί ἐστιν; ἢ ὅτι εἴδωλόν τί ἐστιν; <text:span text:style-name="T1">20</text:span> ἀλλ’ ὅτι ἃ θύουσιν, <text:span text:style-name="T2">δαιμονίοις καὶ οὐ Θεῷ θύουσιν</text:span>· οὐ θέλω δὲ ὑμᾶς κοινωνοὺς τῶν δαιμονίων γίνεσθαι. <text:span text:style-name="T1">21</text:span> οὐ δύνασθε ποτήριον Κυρίου πίνειν καὶ ποτήριον δαιμονίων· οὐ δύνασθε <text:span text:style-name="T2">τραπέζης Κυρίου</text:span> μετέχειν καὶ τραπέζης δαιμονίων. <text:span text:style-name="T1">22</text:span> ἢ παραζηλοῦμεν τὸν Κύριον; μὴ ἰσχυρότεροι αὐτοῦ ἐσμεν; <text:span text:style-name="T1">23</text:span> Πάντα ἔξεστιν, ἀλλ’ οὐ πάντα συμφέρει. πάντα ἔξεστιν, ἀλλ’ οὐ πάντα οἰκοδομεῖ. <text:span text:style-name="T1">24</text:span> μηδεὶς τὸ ἑαυτοῦ ζητείτω ἀλλὰ τὸ τοῦ <text:soft-page-break/>ἑτέρου. <text:span text:style-name="T1">25</text:span> Πᾶν τὸ ἐν μακέλλῳ πωλούμενον ἐσθίετε μηδὲν ἀνακρίνοντες διὰ τὴν συνείδησιν· <text:span text:style-name="T1">26</text:span> <text:span text:style-name="T2">τοῦ Κυρίου</text:span> γὰρ <text:span text:style-name="T2">ἡ γῆ καὶ τὸ πλήρωμα αὐτῆς</text:span>. <text:span text:style-name="T1">27</text:span> εἴ τις καλεῖ ὑμᾶς τῶν ἀπίστων καὶ θέλετε πορεύεσθαι, πᾶν τὸ παρατιθέμενον ὑμῖν ἐσθίετε μηδὲν ἀνακρίνοντες διὰ τὴν συνείδησιν. <text:span text:style-name="T1">28</text:span> ἐὰν δέ τις ὑμῖν εἴπῃ Τοῦτο ἱερόθυτόν ἐστιν, μὴ ἐσθίετε δι’ ἐκεῖνον τὸν μηνύσαντα καὶ τὴν συνείδησιν· <text:span text:style-name="T1">29</text:span> συνείδησιν δὲ λέγω οὐχὶ τὴν ἑαυτοῦ ἀλλὰ τὴν τοῦ ἑτέρου. ἵνα τί γὰρ ἡ ἐλευθερία μου κρίνεται ὑπὸ ἄλλης συνειδήσεως; <text:span text:style-name="T1">30</text:span> εἰ ἐγὼ χάριτι μετέχω, τί βλασφημοῦμαι ὑπὲρ οὗ ἐγὼ εὐχαριστῶ; <text:span text:style-name="T1">31</text:span> Εἴτε οὖν ἐσθίετε εἴτε πίνετε εἴτε τι ποιεῖτε, πάντα εἰς δόξαν Θεοῦ ποιεῖτε. <text:span text:style-name="T1">32</text:span> ἀπρόσκοποι καὶ Ἰουδαίοις γίνεσθε καὶ Ἕλλησιν καὶ τῇ ἐκκλησίᾳ τοῦ Θεοῦ, <text:span text:style-name="T1">33</text:span> καθὼς κἀγὼ πάντα πᾶσιν ἀρέσκω, μὴ ζητῶν τὸ ἐμαυτοῦ σύμφορον ἀλλὰ τὸ τῶν πολλῶν, ἵνα σωθῶσιν.</text:p>
      <text:p text:style-name="P1"/>
      <text:h text:style-name="P5" text:outline-level="2">11</text:h>
      <text:p text:style-name="P1"/>
      <text:p text:style-name="P1"><text:span text:style-name="T1">1</text:span> μιμηταί μου γίνεσθε, καθὼς κἀγὼ Χριστοῦ.</text:p>
      <text:p text:style-name="P1"><text:tab/><text:span text:style-name="T1">2</text:span> Ἐπαινῶ δὲ ὑμᾶς ὅτι πάντα μου μέμνησθε καὶ καθὼς παρέδωκα ὑμῖν τὰς παραδόσεις κατέχετε. <text:span text:style-name="T1">3</text:span> Θέλω δὲ ὑμᾶς εἰδέναι ὅτι παντὸς ἀνδρὸς ἡ κεφαλὴ ὁ Χριστός ἐστιν, κεφαλὴ δὲ γυναικὸς ὁ ἀνήρ, κεφαλὴ δὲ τοῦ Χριστοῦ ὁ Θεός. <text:span text:style-name="T1">4</text:span> πᾶς ἀνὴρ προσευχόμενος ἢ προφητεύων κατὰ κεφαλῆς ἔχων καταισχύνει τὴν κεφαλὴν αὐτοῦ. <text:span text:style-name="T1">5</text:span> πᾶσα δὲ γυνὴ προσευχομένη ἢ προφητεύουσα ἀκατακαλύπτῳ τῇ κεφαλῇ καταισχύνει τὴν κεφαλὴν αὐτῆς· ἓν γάρ ἐστιν καὶ τὸ αὐτὸ τῇ ἐξυρημένῃ. <text:span text:style-name="T1">6</text:span> εἰ γὰρ οὐ κατακαλύπτεται γυνή, καὶ κειράσθω· εἰ δὲ αἰσχρὸν γυναικὶ τὸ κείρασθαι ἢ ξυρᾶσθαι, <text:soft-page-break/>κατακαλυπτέσθω. <text:span text:style-name="T1">7</text:span> ἀνὴρ μὲν γὰρ οὐκ ὀφείλει κατακαλύπτεσθαι τὴν κεφαλήν, εἰκὼν καὶ δόξα Θεοῦ ὑπάρχων· ἡ γυνὴ δὲ δόξα ἀνδρός ἐστιν. <text:span text:style-name="T1">8</text:span> οὐ γάρ ἐστιν ἀνὴρ ἐκ γυναικός, ἀλλὰ γυνὴ ἐξ ἀνδρός· <text:span text:style-name="T1">9</text:span> καὶ γὰρ οὐκ ἐκτίσθη ἀνὴρ διὰ τὴν γυναῖκα, ἀλλὰ γυνὴ διὰ τὸν ἄνδρα. <text:span text:style-name="T1">10</text:span> διὰ τοῦτο ὀφείλει ἡ γυνὴ ἐξουσίαν ἔχειν ἐπὶ τῆς κεφαλῆς διὰ τοὺς ἀγγέλους. <text:span text:style-name="T1">11</text:span> πλὴν οὔτε γυνὴ χωρὶς ἀνδρὸς οὔτε ἀνὴρ χωρὶς γυναικὸς ἐν Κυρίῳ· <text:span text:style-name="T1">12</text:span> ὥσπερ γὰρ ἡ γυνὴ ἐκ τοῦ ἀνδρός, οὕτως καὶ ὁ ἀνὴρ διὰ τῆς γυναικός· τὰ δὲ πάντα ἐκ τοῦ Θεοῦ. <text:span text:style-name="T1">13</text:span> ἐν ὑμῖν αὐτοῖς κρίνατε· πρέπον ἐστὶν γυναῖκα ἀκατακάλυπτον τῷ Θεῷ προσεύχεσθαι; <text:span text:style-name="T1">14</text:span> οὐδὲ ἡ φύσις αὐτὴ διδάσκει ὑμᾶς ὅτι ἀνὴρ μὲν ἐὰν κομᾷ, ἀτιμία αὐτῷ ἐστιν, <text:span text:style-name="T1">15</text:span> γυνὴ δὲ ἐὰν κομᾷ, δόξα αὐτῇ ἐστιν; ὅτι ἡ κόμη ἀντὶ περιβολαίου δέδοται αὐτῇ. <text:span text:style-name="T1">16</text:span> Εἰ δέ τις δοκεῖ φιλόνεικος εἶναι, ἡμεῖς τοιαύτην συνήθειαν οὐκ ἔχομεν, οὐδὲ αἱ ἐκκλησίαι τοῦ Θεοῦ.</text:p>
      <text:p text:style-name="P1"><text:tab/><text:span text:style-name="T1">17</text:span> Τοῦτο δὲ παραγγέλλων οὐκ ἐπαινῶ ὅτι οὐκ εἰς τὸ κρεῖσσον ἀλλὰ εἰς τὸ ἧσσον συνέρχεσθε. <text:span text:style-name="T1">18</text:span> πρῶτον μὲν γὰρ συνερχομένων ὑμῶν ἐν ἐκκλησίᾳ ἀκούω σχίσματα ἐν ὑμῖν ὑπάρχειν, καὶ μέρος τι πιστεύω. <text:span text:style-name="T1">19</text:span> δεῖ γὰρ καὶ αἱρέσεις ἐν ὑμῖν εἶναι, ἵνα καὶ οἱ δόκιμοι φανεροὶ γένωνται ἐν ὑμῖν. <text:span text:style-name="T1">20</text:span> Συνερχομένων οὖν ὑμῶν ἐπὶ τὸ αὐτὸ οὐκ ἔστιν κυριακὸν δεῖπνον φαγεῖν· <text:span text:style-name="T1">21</text:span> ἕκαστος γὰρ τὸ ἴδιον δεῖπνον προλαμβάνει ἐν τῷ φαγεῖν, καὶ ὃς μὲν πεινᾷ, ὃς δὲ μεθύει. <text:span text:style-name="T1">22</text:span> μὴ γὰρ οἰκίας οὐκ ἔχετε εἰς τὸ ἐσθίειν καὶ πίνειν; ἢ τῆς ἐκκλησίας τοῦ Θεοῦ καταφρονεῖτε, καὶ καταισχύνετε τοὺς μὴ ἔχοντας; τί εἴπω ὑμῖν; ἐπαινέσω ὑμᾶς; ἐν τούτῳ οὐκ ἐπαινῶ. <text:span text:style-name="T1">23</text:span> ἐγὼ γὰρ παρέλαβον ἀπὸ τοῦ Κυρίου, ὃ καὶ παρέδωκα ὑμῖν, ὅτι ὁ Κύριος Ἰησοῦς ἐν τῇ νυκτὶ ᾗ παρεδίδετο ἔλαβεν ἄρτον <text:span text:style-name="T1">24</text:span> καὶ εὐχαριστήσας ἔκλασεν καὶ εἶπεν Τοῦτό μού ἐστιν τὸ σῶμα τὸ ὑπὲρ ὑμῶν· τοῦτο ποιεῖτε εἰς τὴν ἐμὴν ἀνάμνησιν. <text:span text:style-name="T1">25</text:span> ὡσαύτως καὶ τὸ ποτήριον μετὰ τὸ δειπνῆσαι, λέγων Τοῦτο τὸ ποτήριον <text:soft-page-break/>ἡ καινὴ <text:span text:style-name="T2">διαθήκη</text:span> ἐστὶν ἐν <text:span text:style-name="T2">τῷ</text:span> ἐμῷ <text:span text:style-name="T2">αἵματι</text:span>· τοῦτο ποιεῖτε, ὁσάκις ἐὰν πίνητε, εἰς τὴν ἐμὴν ἀνάμνησιν. <text:span text:style-name="T1">26</text:span> ὁσάκις γὰρ ἐὰν ἐσθίητε τὸν ἄρτον τοῦτον καὶ τὸ ποτήριον πίνητε, τὸν θάνατον τοῦ Κυρίου καταγγέλλετε, ἄχρι οὗ ἔλθῃ. <text:span text:style-name="T1">27</text:span> ὥστε ὃς ἂν ἐσθίῃ τὸν ἄρτον ἢ πίνῃ τὸ ποτήριον τοῦ Κυρίου ἀναξίως, ἔνοχος ἔσται τοῦ σώματος καὶ τοῦ αἵματος τοῦ Κυρίου. <text:span text:style-name="T1">28</text:span> δοκιμαζέτω δὲ ἄνθρωπος ἑαυτόν, καὶ οὕτως ἐκ τοῦ ἄρτου ἐσθιέτω καὶ ἐκ τοῦ ποτηρίου πινέτω· <text:span text:style-name="T1">29</text:span> ὁ γὰρ ἐσθίων καὶ πίνων κρίμα ἑαυτῷ ἐσθίει καὶ πίνει μὴ διακρίνων τὸ σῶμα. <text:span text:style-name="T1">30</text:span> διὰ τοῦτο ἐν ὑμῖν πολλοὶ ἀσθενεῖς καὶ ἄρρωστοι καὶ κοιμῶνται ἱκανοί. <text:span text:style-name="T1">31</text:span> εἰ δὲ ἑαυτοὺς διεκρίνομεν, οὐκ ἂν ἐκρινόμεθα· <text:span text:style-name="T1">32</text:span> κρινόμενοι δὲ ὑπὸ τοῦ Κυρίου παιδευόμεθα, ἵνα μὴ σὺν τῷ κόσμῳ κατακριθῶμεν. <text:span text:style-name="T1">33</text:span> ὥστε, ἀδελφοί μου, συνερχόμενοι εἰς τὸ φαγεῖν ἀλλήλους ἐκδέχεσθε. <text:span text:style-name="T1">34</text:span> εἴ τις πεινᾷ, ἐν οἴκῳ ἐσθιέτω, ἵνα μὴ εἰς κρίμα συνέρχησθε. Τὰ δὲ λοιπὰ ὡς ἂν ἔλθω διατάξομαι.</text:p>
      <text:p text:style-name="P1"/>
      <text:h text:style-name="P5" text:outline-level="2">12</text:h>
      <text:p text:style-name="P1"/>
      <text:p text:style-name="P1"><text:tab/><text:span text:style-name="T1">1</text:span> Περὶ δὲ τῶν πνευματικῶν, ἀδελφοί, οὐ θέλω ὑμᾶς ἀγνοεῖν. <text:span text:style-name="T1">2</text:span> Οἴδατε ὅτι ὅτε ἔθνη ἦτε πρὸς τὰ εἴδωλα τὰ ἄφωνα ὡς ἂν ἤγεσθε ἀπαγόμενοι. <text:span text:style-name="T1">3</text:span> διὸ γνωρίζω ὑμῖν ὅτι οὐδεὶς ἐν Πνεύματι Θεοῦ λαλῶν λέγει ΑΝΑΘΕΜΑ ΙΗΣΟΥΣ, καὶ οὐδεὶς δύναται εἰπεῖν ΚΥΡΙΟΣ ΙΗΣΟΥΣ, εἰ μὴ ἐν Πνεύματι Ἁγίῳ. <text:span text:style-name="T1">4</text:span> Διαιρέσεις δὲ χαρισμάτων εἰσίν, τὸ δὲ αὐτὸ Πνεῦμα· <text:span text:style-name="T1">5</text:span> καὶ διαιρέσεις διακονιῶν εἰσιν, καὶ ὁ αὐτὸς Κύριος· <text:span text:style-name="T1">6</text:span> καὶ διαιρέσεις ἐνεργημάτων εἰσίν, ὁ δὲ αὐτὸς Θεός ὁ ἐνεργῶν τὰ πάντα ἐν πᾶσιν. <text:span text:style-name="T1">7</text:span> ἑκάστῳ δὲ δίδοται ἡ φανέρωσις τοῦ Πνεύματος πρὸς τὸ συμφέρον. <text:span text:style-name="T1">8</text:span> ᾧ μὲν γὰρ διὰ τοῦ Πνεύματος <text:soft-page-break/>δίδοται λόγος σοφίας, ἄλλῳ δὲ λόγος γνώσεως κατὰ τὸ αὐτὸ Πνεῦμα, <text:span text:style-name="T1">9</text:span> ἑτέρῳ πίστις ἐν τῷ αὐτῷ Πνεύματι, ἄλλῳ δὲ χαρίσματα ἰαμάτων ἐν τῷ ἑνὶ Πνεύματι, <text:span text:style-name="T1">10</text:span> ἄλλῳ δὲ ἐνεργήματα δυνάμεων, ἄλλῳ δὲ προφητεία, ἄλλῳ δὲ διακρίσεις πνευμάτων, ἑτέρῳ γένη γλωσσῶν, ἄλλῳ δὲ ἑρμηνεία γλωσσῶν· <text:span text:style-name="T1">11</text:span> πάντα δὲ ταῦτα ἐνεργεῖ τὸ ἓν καὶ τὸ αὐτὸ Πνεῦμα, διαιροῦν ἰδίᾳ ἑκάστῳ καθὼς βούλεται. <text:span text:style-name="T1">12</text:span> Καθάπερ γὰρ τὸ σῶμα ἕν ἐστιν καὶ μέλη πολλὰ ἔχει, πάντα δὲ τὰ μέλη τοῦ σώματος πολλὰ ὄντα ἕν ἐστιν σῶμα, οὕτως καὶ ὁ Χριστός· <text:span text:style-name="T1">13</text:span> καὶ γὰρ ἐν ἑνὶ Πνεύματι ἡμεῖς πάντες εἰς ἓν σῶμα ἐβαπτίσθημεν, εἴτε Ἰουδαῖοι εἴτε Ἕλληνες, εἴτε δοῦλοι εἴτε ἐλεύθεροι. καὶ πάντες ἓν Πνεῦμα ἐποτίσθημεν. <text:span text:style-name="T1">14</text:span> καὶ γὰρ τὸ σῶμα οὐκ ἔστιν ἓν μέλος ἀλλὰ πολλά. <text:span text:style-name="T1">15</text:span> ἐὰν εἴπῃ ὁ πούς Ὅτι οὐκ εἰμὶ χείρ, οὐκ εἰμὶ ἐκ τοῦ σώματος, οὐ παρὰ τοῦτο οὐκ ἔστιν ἐκ τοῦ σώματος. <text:span text:style-name="T1">16</text:span> καὶ ἐὰν εἴπῃ τὸ οὖς Ὅτι οὐκ εἰμὶ ὀφθαλμός, οὐκ εἰμὶ ἐκ τοῦ σώματος, οὐ παρὰ τοῦτο οὐκ ἔστιν ἐκ τοῦ σώματος. <text:span text:style-name="T1">17</text:span> εἰ ὅλον τὸ σῶμα ὀφθαλμός, ποῦ ἡ ἀκοή; εἰ ὅλον ἀκοή, ποῦ ἡ ὄσφρησις; <text:span text:style-name="T1">18</text:span> νῦν δὲ ὁ Θεὸς ἔθετο τὰ μέλη, ἓν ἕκαστον αὐτῶν ἐν τῷ σώματι καθὼς ἠθέλησεν. <text:span text:style-name="T1">19</text:span> εἰ δὲ ἦν τὰ πάντα ἓν μέλος, ποῦ τὸ σῶμα; <text:span text:style-name="T1">20</text:span> νῦν δὲ πολλὰ μὲν μέλη, ἓν δὲ σῶμα. <text:span text:style-name="T1">21</text:span> οὐ δύναται δὲ ὁ ὀφθαλμὸς εἰπεῖν τῇ χειρί Χρείαν σου οὐκ ἔχω, ἢ πάλιν ἡ κεφαλὴ τοῖς ποσίν Χρείαν ὑμῶν οὐκ ἔχω· <text:span text:style-name="T1">22</text:span> ἀλλὰ πολλῷ μᾶλλον τὰ δοκοῦντα μέλη τοῦ σώματος ἀσθενέστερα ὑπάρχειν ἀναγκαῖά ἐστιν, <text:span text:style-name="T1">23</text:span> καὶ ἃ δοκοῦμεν ἀτιμότερα εἶναι τοῦ σώματος, τούτοις τιμὴν περισσοτέραν περιτίθεμεν, καὶ τὰ ἀσχήμονα ἡμῶν εὐσχημοσύνην περισσοτέραν ἔχει, <text:span text:style-name="T1">24</text:span> τὰ δὲ εὐσχήμονα ἡμῶν οὐ χρείαν ἔχει. ἀλλὰ ὁ θεὸς συνεκέρασεν τὸ σῶμα, τῷ ὑστερουμένῳ περισσοτέραν δοὺς τιμήν, <text:span text:style-name="T1">25</text:span> ἵνα μὴ ᾖ σχίσμα ἐν τῷ σώματι, ἀλλὰ τὸ αὐτὸ ὑπὲρ ἀλλήλων μεριμνῶσιν τὰ μέλη. <text:span text:style-name="T1">26</text:span> καὶ εἴτε πάσχει ἓν μέλος, συνπάσχει πάντα τὰ μέλη· εἴτε δοξάζεται <text:soft-page-break/>μέλος, συνχαίρει πάντα τὰ μέλη. <text:span text:style-name="T1">27</text:span> ὑμεῖς δέ ἐστε σῶμα Χριστοῦ καὶ μέλη ἐκ μέρους. <text:span text:style-name="T1">28</text:span> Καὶ οὓς μὲν ἔθετο ὁ Θεὸς ἐν τῇ ἐκκλησίᾳ πρῶτον ἀποστόλους, δεύτερον προφήτας, τρίτον διδασκάλους, ἔπειτα δυνάμεις, ἔπειτα χαρίσματα ἰαμάτων, ἀντιλήμψεις, κυβερνήσεις, γένη γλωσσῶν. <text:span text:style-name="T1">29</text:span> μὴ πάντες ἀπόστολοι; μὴ πάντες προφῆται; μὴ πάντες διδάσκαλοι; μὴ πάντες δυνάμεις; <text:span text:style-name="T1">30</text:span> μὴ πάντες χαρίσματα ἔχουσιν ἰαμάτων; μὴ πάντες γλώσσαις λαλοῦσιν; μὴ πάντες διερμηνεύουσιν; <text:span text:style-name="T1">31</text:span> ζηλοῦτε δὲ τὰ χαρίσματα τὰ μείζονα. </text:p>
      <text:p text:style-name="P1"><text:tab/>Καὶ ἔτι καθ’ ὑπερβολὴν ὁδὸν ὑμῖν δείκνυμι.</text:p>
      <text:p text:style-name="P1"/>
      <text:h text:style-name="P5" text:outline-level="2">13</text:h>
      <text:p text:style-name="P1"/>
      <text:p text:style-name="P1"><text:span text:style-name="T1">1</text:span> Ἐὰν ταῖς γλώσσαις τῶν ἀνθρώπων λαλῶ καὶ τῶν ἀγγέλων, ἀγάπην δὲ μὴ ἔχω, γέγονα χαλκὸς ἠχῶν ἢ κύμβαλον ἀλαλάζον. <text:span text:style-name="T1">2</text:span> καὶ ἐὰν ἔχω προφητείαν καὶ εἰδῶ τὰ μυστήρια πάντα καὶ πᾶσαν τὴν γνῶσιν, καὶ ἐὰν ἔχω πᾶσαν τὴν πίστιν ὥστε ὄρη μεθιστάναι, ἀγάπην δὲ μὴ ἔχω, οὐθέν εἰμι. <text:span text:style-name="T1">3</text:span> καὶ ἐὰν ψωμίσω πάντα τὰ ὑπάρχοντά μου, καὶ ἐὰν παραδῶ τὸ σῶμά μου, ἵνα καυθήσομαι, ἀγάπην δὲ μὴ ἔχω, οὐδὲν ὠφελοῦμαι. <text:span text:style-name="T1">4</text:span> Ἡ ἀγάπη μακροθυμεῖ, χρηστεύεται ἡ ἀγάπη, οὐ ζηλοῖ, ἡ ἀγάπη οὐ περπερεύεται, οὐ φυσιοῦται, <text:span text:style-name="T1">5</text:span> οὐκ ἀσχημονεῖ, οὐ ζητεῖ τὰ ἑαυτῆς, οὐ παροξύνεται, <text:span text:style-name="T2">οὐ λογίζεται τὸ κακόν</text:span>, <text:span text:style-name="T1">6</text:span> οὐ χαίρει ἐπὶ τῇ ἀδικίᾳ, συνχαίρει δὲ τῇ ἀληθείᾳ· <text:span text:style-name="T1">7</text:span> πάντα στέγει, πάντα πιστεύει, πάντα ἐλπίζει, πάντα ὑπομένει. <text:span text:style-name="T1">8</text:span> Ἡ ἀγάπη οὐδέποτε πίπτει· εἴτε δὲ προφητεῖαι, καταργηθήσονται· εἴτε γλῶσσαι, παύσονται· εἴτε γνῶσις, καταργηθήσεται. <text:span text:style-name="T1">9</text:span> ἐκ μέρους γὰρ γινώσκομεν καὶ ἐκ μέρους προφητεύομεν· <text:span text:style-name="T1">10</text:span> ὅταν δὲ ἔλθῃ τὸ τέλειον, τὸ ἐκ μέρους καταργηθήσεται. <text:span text:style-name="T1">11</text:span> ὅτε ἤμην νήπιος, <text:soft-page-break/>ἐλάλουν ὡς νήπιος, ἐφρόνουν ὡς νήπιος, ἐλογιζόμην ὡς νήπιος· ὅτε γέγονα ἀνήρ, κατήργηκα τὰ τοῦ νηπίου. <text:span text:style-name="T1">12</text:span> βλέπομεν γὰρ ἄρτι δι’ ἐσόπτρου ἐν αἰνίγματι, τότε δὲ πρόσωπον πρὸς πρόσωπον· ἄρτι γινώσκω ἐκ μέρους, τότε δὲ ἐπιγνώσομαι καθὼς καὶ ἐπεγνώσθην. <text:span text:style-name="T1">13</text:span> νυνὶ δὲ μένει πίστις, ἐλπίς, ἀγάπη, τὰ τρία ταῦτα· μείζων δὲ τούτων ἡ ἀγάπη.</text:p>
      <text:p text:style-name="P1"/>
      <text:h text:style-name="P5" text:outline-level="2">14</text:h>
      <text:p text:style-name="P1"/>
      <text:p text:style-name="P1"><text:tab/><text:span text:style-name="T1">1</text:span> Διώκετε τὴν ἀγάπην, ζηλοῦτε δὲ τὰ πνευματικά, μᾶλλον δὲ ἵνα προφητεύητε. <text:span text:style-name="T1">2</text:span> ὁ γὰρ λαλῶν γλώσσῃ οὐκ ἀνθρώποις λαλεῖ ἀλλὰ Θεῷ· οὐδεὶς γὰρ ἀκούει, πνεύματι δὲ λαλεῖ μυστήρια· <text:span text:style-name="T1">3</text:span> ὁ δὲ προφητεύων ἀνθρώποις λαλεῖ οἰκοδομὴν καὶ παράκλησιν καὶ παραμυθίαν. <text:span text:style-name="T1">4</text:span> ὁ λαλῶν γλώσσῃ ἑαυτὸν οἰκοδομεῖ· ὁ δὲ προφητεύων ἐκκλησίαν οἰκοδομεῖ. <text:span text:style-name="T1">5</text:span> θέλω δὲ πάντας ὑμᾶς λαλεῖν γλώσσαις, μᾶλλον δὲ ἵνα προφητεύητε· μείζων δὲ ὁ προφητεύων ἢ ὁ λαλῶν γλώσσαις, ἐκτὸς εἰ μὴ διερμηνεύῃ, ἵνα ἡ ἐκκλησία οἰκοδομὴν λάβῃ. <text:span text:style-name="T1">6</text:span> νῦν δέ, ἀδελφοί, ἐὰν ἔλθω πρὸς ὑμᾶς γλώσσαις λαλῶν, τί ὑμᾶς ὠφελήσω, ἐὰν μὴ ὑμῖν λαλήσω ἢ ἐν ἀποκαλύψει ἢ ἐν γνώσει ἢ ἐν προφητείᾳ ἢ διδαχῇ; <text:span text:style-name="T1">7</text:span> ὅμως τὰ ἄψυχα φωνὴν διδόντα, εἴτε αὐλὸς εἴτε κιθάρα, ἐὰν διαστολὴν τοῖς φθόγγοις μὴ δῷ, πῶς γνωσθήσεται τὸ αὐλούμενον ἢ τὸ κιθαριζόμενον; <text:span text:style-name="T1">8</text:span> καὶ γὰρ ἐὰν ἄδηλον σάλπιγξ φωνὴν δῷ, τίς παρασκευάσεται εἰς πόλεμον; <text:span text:style-name="T1">9</text:span> οὕτως καὶ ὑμεῖς διὰ τῆς γλώσσης ἐὰν μὴ εὔσημον λόγον δῶτε, πῶς γνωσθήσεται τὸ λαλούμενον; ἔσεσθε γὰρ εἰς ἀέρα λαλοῦντες. <text:span text:style-name="T1">10</text:span> τοσαῦτα εἰ τύχοι γένη φωνῶν εἰσιν ἐν κόσμῳ, καὶ οὐδὲν ἄφωνον· <text:span text:style-name="T1">11</text:span> ἐὰν οὖν μὴ εἰδῶ τὴν δύναμιν τῆς φωνῆς, ἔσομαι τῷ λαλοῦντι <text:soft-page-break/>βάρβαρος καὶ ὁ λαλῶν ἐν ἐμοὶ βάρβαρος. <text:span text:style-name="T1">12</text:span> οὕτως καὶ ὑμεῖς, ἐπεὶ ζηλωταί ἐστε πνευμάτων, πρὸς τὴν οἰκοδομὴν τῆς ἐκκλησίας ζητεῖτε ἵνα περισσεύητε. <text:span text:style-name="T1">13</text:span> Διὸ ὁ λαλῶν γλώσσῃ προσευχέσθω ἵνα διερμηνεύῃ. <text:span text:style-name="T1">14</text:span> ἐὰν γὰρ προσεύχωμαι γλώσσῃ, τὸ πνεῦμά μου προσεύχεται, ὁ δὲ νοῦς μου ἄκαρπός ἐστιν. <text:span text:style-name="T1">15</text:span> τί οὖν ἐστιν; προσεύξομαι τῷ πνεύματι, προσεύξομαι δὲ καὶ τῷ νοΐ· ψαλῶ τῷ πνεύματι, ψαλῶ δὲ καὶ τῷ νοΐ. <text:span text:style-name="T1">16</text:span> ἐπεὶ ἐὰν εὐλογῇς πνεύματι, ὁ ἀναπληρῶν τὸν τόπον τοῦ ἰδιώτου πῶς ἐρεῖ τὸ Ἀμήν ἐπὶ τῇ σῇ εὐχαριστίᾳ; ἐπειδὴ τί λέγεις οὐκ οἶδεν· <text:span text:style-name="T1">17</text:span> σὺ μὲν γὰρ καλῶς εὐχαριστεῖς, ἀλλ’ ὁ ἕτερος οὐκ οἰκοδομεῖται. <text:span text:style-name="T1">18</text:span> εὐχαριστῶ τῷ Θεῷ, πάντων ὑμῶν μᾶλλον γλώσσαις λαλῶ· <text:span text:style-name="T1">19</text:span> ἀλλὰ ἐν ἐκκλησίᾳ θέλω πέντε λόγους τῷ νοΐ μου λαλῆσαι, ἵνα καὶ ἄλλους κατηχήσω, ἢ μυρίους λόγους ἐν γλώσσῃ. <text:span text:style-name="T1">20</text:span> Ἀδελφοί, μὴ παιδία γίνεσθε ταῖς φρεσίν, ἀλλὰ τῇ κακίᾳ νηπιάζετε, ταῖς δὲ φρεσὶν τέλειοι γίνεσθε. <text:span text:style-name="T1">21</text:span> ἐν τῷ νόμῳ γέγραπται ὅτι <text:span text:style-name="T2">Ἐν ἑτερογλώσσοις καὶ ἐν χείλεσιν ἑτέρων λαλήσω τῷ λαῷ τούτῳ, καὶ οὐδ’</text:span> οὕτως <text:span text:style-name="T2">εἰσακούσονταί</text:span> μου, λέγει Κύριος. <text:span text:style-name="T1">22</text:span> ὥστε αἱ γλῶσσαι εἰς σημεῖόν εἰσιν οὐ τοῖς πιστεύουσιν ἀλλὰ τοῖς ἀπίστοις, ἡ δὲ προφητεία οὐ τοῖς ἀπίστοις ἀλλὰ τοῖς πιστεύουσιν. <text:span text:style-name="T1">23</text:span> Ἐὰν οὖν συνέλθῃ ἡ ἐκκλησία ὅλη ἐπὶ τὸ αὐτὸ καὶ πάντες λαλῶσιν γλώσσαις, εἰσέλθωσιν δὲ ἰδιῶται ἢ ἄπιστοι, οὐκ ἐροῦσιν ὅτι μαίνεσθε; <text:span text:style-name="T1">24</text:span> ἐὰν δὲ πάντες προφητεύωσιν, εἰσέλθῃ δέ τις ἄπιστος ἢ ἰδιώτης, ἐλέγχεται ὑπὸ πάντων, ἀνακρίνεται ὑπὸ πάντων, <text:span text:style-name="T1">25 </text:span>τὰ κρυπτὰ τῆς καρδίας αὐτοῦ φανερὰ γίνεται, καὶ οὕτως πεσὼν ἐπὶ πρόσωπον <text:span text:style-name="T2">προσκυνήσει</text:span> τῷ Θεῷ, ἀπαγγέλλων ὅτι <text:span text:style-name="T2">Ὄντως ὁ Θεὸς ἐν ὑμῖν ἐστιν</text:span>. <text:span text:style-name="T1">26</text:span> Τί οὖν ἐστιν, ἀδελφοί; ὅταν συνέρχησθε, ἕκαστος ψαλμὸν ἔχει, διδαχὴν ἔχει, ἀποκάλυψιν ἔχει, γλῶσσαν ἔχει, ἑρμηνείαν ἔχει· πάντα πρὸς οἰκοδομὴν γινέσθω. <text:span text:style-name="T1">27</text:span> εἴτε γλώσσῃ τις λαλεῖ, κατὰ δύο ἢ τὸ πλεῖστον τρεῖς, καὶ ἀνὰ μέρος, καὶ εἷς διερμηνευέτω· <text:span text:style-name="T1">28</text:span> ἐὰν δὲ μὴ ᾖ <text:soft-page-break/>διερμηνευτής, σιγάτω ἐν ἐκκλησίᾳ, ἑαυτῷ δὲ λαλείτω καὶ τῷ Θεῷ. <text:span text:style-name="T1">29</text:span> προφῆται δὲ δύο ἢ τρεῖς λαλείτωσαν, καὶ οἱ ἄλλοι διακρινέτωσαν· <text:span text:style-name="T1">30</text:span> ἐὰν δὲ ἄλλῳ ἀποκαλυφθῇ καθημένῳ, ὁ πρῶτος σιγάτω. <text:span text:style-name="T1">31</text:span> δύνασθε γὰρ καθ’ ἕνα πάντες προφητεύειν, ἵνα πάντες μανθάνωσιν καὶ πάντες παρακαλῶνται. <text:span text:style-name="T1">32 </text:span>καὶ πνεύματα προφητῶν προφήταις ὑποτάσσεται· <text:span text:style-name="T1">33</text:span> οὐ γάρ ἐστιν ἀκαταστασίας ὁ Θεὸς ἀλλὰ εἰρήνης, Ὡς ἐν πάσαις ταῖς ἐκκλησίαις τῶν ἁγίων, <text:span text:style-name="T1">34</text:span> αἱ γυναῖκες ἐν ταῖς ἐκκλησίαις σιγάτωσαν· οὐ γὰρ ἐπιτρέπεται αὐταῖς λαλεῖν, ἀλλὰ ὑποτασσέσθωσαν, καθὼς καὶ ὁ νόμος λέγει. <text:span text:style-name="T1">35</text:span> εἰ δέ τι μαθεῖν θέλουσιν, ἐν οἴκῳ τοὺς ἰδίους ἄνδρας ἐπερωτάτωσαν· αἰσχρὸν γάρ ἐστιν γυναικὶ λαλεῖν ἐν ἐκκλησίᾳ. <text:span text:style-name="T1">36</text:span> Ἢ ἀφ’ ὑμῶν ὁ λόγος τοῦ Θεοῦ ἐξῆλθεν, ἢ εἰς ὑμᾶς μόνους κατήντησεν; <text:span text:style-name="T1">37</text:span> Εἴ τις δοκεῖ προφήτης εἶναι ἢ πνευματικός, ἐπιγινωσκέτω ἃ γράφω ὑμῖν ὅτι Κυρίου ἐστὶν ἐντολή· <text:span text:style-name="T1">38</text:span> εἰ δέ τις ἀγνοεῖ, ἀγνοεῖται. <text:span text:style-name="T1">39</text:span> Ὥστε, ἀδελφοί μου, ζηλοῦτε τὸ προφητεύειν, καὶ τὸ λαλεῖν μὴ κωλύετε γλώσσαις· <text:span text:style-name="T1">40</text:span> πάντα δὲ εὐσχημόνως καὶ κατὰ τάξιν γινέσθω.</text:p>
      <text:p text:style-name="P1"/>
      <text:h text:style-name="P5" text:outline-level="2">15</text:h>
      <text:p text:style-name="P1"/>
      <text:p text:style-name="P1"><text:tab/><text:span text:style-name="T1">1</text:span> Γνωρίζω δὲ ὑμῖν, ἀδελφοί, τὸ εὐαγγέλιον ὃ εὐηγγελισάμην ὑμῖν, ὃ καὶ παρελάβετε, ἐν ᾧ καὶ ἑστήκατε, <text:span text:style-name="T1">2</text:span> δι’ οὗ καὶ σῴζεσθε, τίνι λόγῳ εὐηγγελισάμην ὑμῖν, εἰ κατέχετε, ἐκτὸς εἰ μὴ εἰκῇ ἐπιστεύσατε. <text:span text:style-name="T1">3</text:span> παρέδωκα γὰρ ὑμῖν ἐν πρώτοις, ὃ καὶ παρέλαβον, ὅτι Χριστὸς ἀπέθανεν ὑπὲρ τῶν ἁμαρτιῶν ἡμῶν κατὰ τὰς γραφάς, <text:span text:style-name="T1">4</text:span> καὶ ὅτι ἐτάφη, καὶ ὅτι ἐγήγερται τῇ ἡμέρᾳ τῇ τρίτῃ κατὰ τὰς γραφάς, <text:span text:style-name="T1">5</text:span> καὶ ὅτι ὤφθη Κηφᾷ, εἶτα τοῖς δώδεκα· <text:span text:style-name="T1">6</text:span> ἔπειτα ὤφθη ἐπάνω πεντακοσίοις <text:soft-page-break/>ἀδελφοῖς ἐφάπαξ, ἐξ ὧν οἱ πλείονες μένουσιν ἕως ἄρτι, τινὲς δὲ ἐκοιμήθησαν· <text:span text:style-name="T1">7</text:span> ἔπειτα ὤφθη Ἰακώβῳ, εἶτα τοῖς ἀποστόλοις πᾶσιν· <text:span text:style-name="T1">8</text:span> ἔσχατον δὲ πάντων ὡσπερεὶ τῷ ἐκτρώματι ὤφθη κἀμοί. <text:span text:style-name="T1">9</text:span> Ἐγὼ γάρ εἰμι ὁ ἐλάχιστος τῶν ἀποστόλων, ὃς οὐκ εἰμὶ ἱκανὸς καλεῖσθαι ἀπόστολος, διότι ἐδίωξα τὴν ἐκκλησίαν τοῦ Θεοῦ· <text:span text:style-name="T1">10</text:span> χάριτι δὲ Θεοῦ εἰμι ὅ εἰμι, καὶ ἡ χάρις αὐτοῦ ἡ εἰς ἐμὲ οὐ κενὴ ἐγενήθη, ἀλλὰ περισσότερον αὐτῶν πάντων ἐκοπίασα, οὐκ ἐγὼ δὲ ἀλλὰ ἡ χάρις τοῦ Θεοῦ σὺν ἐμοί. <text:span text:style-name="T1">11</text:span> εἴτε οὖν ἐγὼ εἴτε ἐκεῖνοι, οὕτως κηρύσσομεν καὶ οὕτως ἐπιστεύσατε. <text:span text:style-name="T1">12</text:span> Εἰ δὲ Χριστὸς κηρύσσεται ὅτι ἐκ νεκρῶν ἐγήγερται, πῶς λέγουσιν ἐν ὑμῖν τινες ὅτι ἀνάστασις νεκρῶν οὐκ ἔστιν; <text:span text:style-name="T1">13</text:span> εἰ δὲ ἀνάστασις νεκρῶν οὐκ ἔστιν, οὐδὲ Χριστὸς ἐγήγερται· <text:span text:style-name="T1">14</text:span> εἰ δὲ Χριστὸς οὐκ ἐγήγερται, κενὸν ἄρα τὸ κήρυγμα ἡμῶν, κενὴ καὶ ἡ πίστις ὑμῶν· <text:span text:style-name="T1">15</text:span> εὑρισκόμεθα δὲ καὶ ψευδομάρτυρες τοῦ Θεοῦ, ὅτι ἐμαρτυρήσαμεν κατὰ τοῦ Θεοῦ ὅτι ἤγειρεν τὸν Χριστόν, ὃν οὐκ ἤγειρεν εἴπερ ἄρα νεκροὶ οὐκ ἐγείρονται. <text:span text:style-name="T1">16</text:span> εἰ γὰρ νεκροὶ οὐκ ἐγείρονται, οὐδὲ Χριστὸς ἐγήγερται· <text:span text:style-name="T1">17</text:span> εἰ δὲ Χριστὸς οὐκ ἐγήγερται, ματαία ἡ πίστις ὑμῶν, ἔτι ἐστὲ ἐν ταῖς ἁμαρτίαις ὑμῶν. <text:span text:style-name="T1">18</text:span> ἄρα καὶ οἱ κοιμηθέντες ἐν Χριστῷ ἀπώλοντο. <text:span text:style-name="T1">19</text:span> εἰ ἐν τῇ ζωῇ ταύτῃ ἐν Χριστῷ ἠλπικότες ἐσμὲν μόνον, ἐλεεινότεροι πάντων ἀνθρώπων ἐσμέν. <text:span text:style-name="T1">20</text:span> Νυνὶ δὲ Χριστὸς ἐγήγερται ἐκ νεκρῶν, ἀπαρχὴ τῶν κεκοιμημένων. <text:span text:style-name="T1">21</text:span> ἐπειδὴ γὰρ δι’ ἀνθρώπου θάνατος, καὶ δι’ ἀνθρώπου ἀνάστασις νεκρῶν. <text:span text:style-name="T1">22</text:span> ὥσπερ γὰρ ἐν τῷ Ἀδὰμ πάντες ἀποθνήσκουσιν, οὕτως καὶ ἐν τῷ Χριστῷ πάντες ζωοποιηθήσονται. <text:span text:style-name="T1">23</text:span> Ἕκαστος δὲ ἐν τῷ ἰδίῳ τάγματι· ἀπαρχὴ Χριστός, ἔπειτα οἱ τοῦ Χριστοῦ ἐν τῇ παρουσίᾳ αὐτοῦ, <text:span text:style-name="T1">24</text:span> εἶτα τὸ τέλος, ὅταν παραδιδοῖ τὴν βασιλείαν τῷ Θεῷ καὶ Πατρί, ὅταν καταργήσῃ πᾶσαν ἀρχὴν καὶ πᾶσαν ἐξουσίαν καὶ δύναμιν, <text:span text:style-name="T1">25</text:span> δεῖ γὰρ αὐτὸν βασιλεύειν ἄχρι οὗ <text:span text:style-name="T2">θῇ πάντας τοὺς ἐχθροὺς ὑπὸ τοὺς πόδας αὐτοῦ</text:span>. <text:span text:style-name="T1">26</text:span> ἔσχατος ἐχθρὸς καταργεῖται <text:soft-page-break/>ὁ θάνατος· <text:span text:style-name="T1">27</text:span> <text:span text:style-name="T2">πάντα</text:span> γὰρ <text:span text:style-name="T2">ὑπέταξεν ὑπὸ τοὺς πόδας αὐτοῦ</text:span>. ὅταν δὲ εἴπῃ ὅτι πάντα ὑποτέτακται, δῆλον ὅτι ἐκτὸς τοῦ ὑποτάξαντος αὐτῷ τὰ πάντα. <text:span text:style-name="T1">28</text:span> ὅταν δὲ ὑποταγῇ αὐτῷ τὰ πάντα, τότε καὶ αὐτὸς ὁ Υἱὸς ὑποταγήσεται τῷ ὑποτάξαντι αὐτῷ τὰ πάντα, ἵνα ᾖ ὁ Θεὸς πάντα ἐν πᾶσιν. <text:span text:style-name="T1">29</text:span> Ἐπεὶ τί ποιήσουσιν οἱ βαπτιζόμενοι ὑπὲρ τῶν νεκρῶν; εἰ ὅλως νεκροὶ οὐκ ἐγείρονται, τί καὶ βαπτίζονται ὑπὲρ αὐτῶν; <text:span text:style-name="T1">30</text:span> τί καὶ ἡμεῖς κινδυνεύομεν πᾶσαν ὥραν; <text:span text:style-name="T1">31</text:span> καθ’ ἡμέραν ἀποθνῄσκω, νὴ τὴν ὑμετέραν καύχησιν, ἀδελφοί, ἣν ἔχω ἐν Χριστῷ Ἰησοῦ τῷ Κυρίῳ ἡμῶν. <text:span text:style-name="T1">32</text:span> εἰ κατὰ ἄνθρωπον ἐθηριομάχησα ἐν Ἐφέσῳ, τί μοι τὸ ὄφελος; εἰ νεκροὶ οὐκ ἐγείρονται, <text:span text:style-name="T2">φάγωμεν καὶ πίωμεν, αὔριον γὰρ ἀποθνήσκομεν</text:span>. <text:span text:style-name="T1">33</text:span> μὴ πλανᾶσθε· φθείρουσιν ἤθη χρηστὰ ὁμιλίαι κακαί. <text:span text:style-name="T1">34</text:span> ἐκνήψατε δικαίως καὶ μὴ ἁμαρτάνετε· ἀγνωσίαν γὰρ Θεοῦ τινες ἔχουσιν· πρὸς ἐντροπὴν ὑμῖν λαλῶ.</text:p>
      <text:p text:style-name="P1"><text:tab/><text:span text:style-name="T1">35</text:span> Ἀλλὰ ἐρεῖ τις Πῶς ἐγείρονται οἱ νεκροί; ποίῳ δὲ σώματι ἔρχονται; <text:span text:style-name="T1">36</text:span> ἄφρων, σὺ ὃ σπείρεις, οὐ ζωοποιεῖται ἐὰν μὴ ἀποθάνῃ· <text:span text:style-name="T1">37</text:span> καὶ ὃ σπείρεις, οὐ τὸ σῶμα τὸ γενησόμενον σπείρεις, ἀλλὰ γυμνὸν κόκκον εἰ τύχοι σίτου ἤ τινος τῶν λοιπῶν· <text:span text:style-name="T1">38</text:span> ὁ δὲ Θεὸς δίδωσιν αὐτῷ σῶμα καθὼς ἠθέλησεν, καὶ ἑκάστῳ τῶν σπερμάτων ἴδιον σῶμα. <text:span text:style-name="T1">39</text:span> οὐ πᾶσα σὰρξ ἡ αὐτὴ σάρξ, ἀλλὰ ἄλλη μὲν ἀνθρώπων, ἄλλη δὲ σὰρξ κτηνῶν, ἄλλη δὲ σὰρξ πτηνῶν, ἄλλη δὲ ἰχθύων. <text:span text:style-name="T1">40</text:span> καὶ σώματα ἐπουράνια, καὶ σώματα ἐπίγεια· ἀλλὰ ἑτέρα μὲν ἡ τῶν ἐπουρανίων δόξα, ἑτέρα δὲ ἡ τῶν ἐπιγείων. <text:span text:style-name="T1">41</text:span> ἄλλη δόξα ἡλίου, καὶ ἄλλη δόξα σελήνης, καὶ ἄλλη δόξα ἀστέρων· ἀστὴρ γὰρ ἀστέρος διαφέρει ἐν δόξῃ. <text:span text:style-name="T1">42</text:span> οὕτως καὶ ἡ ἀνάστασις τῶν νεκρῶν. σπείρεται ἐν φθορᾷ, ἐγείρεται ἐν ἀφθαρσίᾳ· <text:span text:style-name="T1">43</text:span> σπείρεται ἐν ἀτιμίᾳ, ἐγείρεται ἐν δόξῃ· σπείρεται ἐν ἀσθενείᾳ, ἐγείρεται ἐν δυνάμει· <text:span text:style-name="T1">44</text:span> σπείρεται σῶμα ψυχικόν, ἐγείρεται σῶμα πνευματικόν. Εἰ ἔστιν σῶμα ψυχικόν, ἔστιν καὶ πνευματικόν. <text:span text:style-name="T1">45</text:span> οὕτως καὶ <text:soft-page-break/>γέγραπται <text:span text:style-name="T2">Ἐγένετο ὁ</text:span> πρῶτος <text:span text:style-name="T2">ἄνθρωπος</text:span> Ἀδὰμ <text:span text:style-name="T2">εἰς ψυχὴν ζῶσαν</text:span>· ὁ ἔσχατος Ἀδὰμ εἰς πνεῦμα ζωοποιοῦν. <text:span text:style-name="T1">46</text:span> ἀλλ’ οὐ πρῶτον τὸ πνευματικὸν ἀλλὰ τὸ ψυχικόν, ἔπειτα τὸ πνευματικόν. <text:span text:style-name="T1">47</text:span> ὁ πρῶτος <text:span text:style-name="T2">ἄνθρωπος ἐκ γῆς χοϊκός</text:span>, ὁ δεύτερος ἄνθρωπος ἐξ οὐρανοῦ. <text:span text:style-name="T1">48</text:span> οἷος ὁ χοϊκός, τοιοῦτοι καὶ οἱ χοϊκοί, καὶ οἷος ὁ ἐπουράνιος, τοιοῦτοι καὶ οἱ ἐπουράνιοι· <text:span text:style-name="T1">49</text:span> καὶ καθὼς ἐφορέσαμεν τὴν εἰκόνα τοῦ χοϊκοῦ, φορέσωμεν καὶ τὴν εἰκόνα τοῦ ἐπουρανίου. <text:span text:style-name="T1">50</text:span> Τοῦτο δέ φημι, ἀδελφοί, ὅτι σὰρξ καὶ αἷμα βασιλείαν Θεοῦ κληρονομῆσαι οὐ δύναται, οὐδὲ ἡ φθορὰ τὴν ἀφθαρσίαν κληρονομεῖ. <text:span text:style-name="T1">51</text:span> ἰδοὺ μυστήριον ὑμῖν λέγω· πάντες οὐ κοιμηθησόμεθα, πάντες δὲ ἀλλαγησόμεθα, <text:span text:style-name="T1">52</text:span> ἐν ἀτόμῳ, ἐν ῥιπῇ ὀφθαλμοῦ, ἐν τῇ ἐσχάτῃ σάλπιγγι· σαλπίσει γάρ, καὶ οἱ νεκροὶ ἐγερθήσονται ἄφθαρτοι, καὶ ἡμεῖς ἀλλαγησόμεθα. <text:span text:style-name="T1">53</text:span> δεῖ γὰρ τὸ φθαρτὸν τοῦτο ἐνδύσασθαι ἀφθαρσίαν καὶ τὸ θνητὸν τοῦτο ἐνδύσασθαι ἀθανασίαν. <text:span text:style-name="T1">54</text:span> ὅταν δὲ τὸ φθαρτὸν τοῦτο ἐνδύσηται ἀφθαρσίαν καὶ τὸ θνητὸν τοῦτο ἐνδύσηται ἀθανασίαν, τότε γενήσεται ὁ λόγος ὁ γεγραμμένος <text:span text:style-name="T2">Κατεπόθη ὁ θάνατος εἰς νῖκος.</text:span> <text:span text:style-name="T1">55</text:span> <text:span text:style-name="T2">ποῦ σου, θάνατε, τὸ νῖκος; ποῦ σου, θάνατε, τὸ κέντρον;</text:span> <text:span text:style-name="T1">56</text:span> τὸ δὲ κέντρον τοῦ θανάτου ἡ ἁμαρτία, ἡ δὲ δύναμις τῆς ἁμαρτίας ὁ νόμος· <text:span text:style-name="T1">57</text:span> τῷ δὲ Θεῷ χάρις τῷ διδόντι ἡμῖν τὸ νῖκος διὰ τοῦ Κυρίου ἡμῶν Ἰησοῦ Χριστοῦ. <text:span text:style-name="T1">58</text:span> Ὥστε, ἀδελφοί μου ἀγαπητοί, ἑδραῖοι γίνεσθε, ἀμετακίνητοι, περισσεύοντες ἐν τῷ ἔργῳ τοῦ Κυρίου πάντοτε, εἰδότες ὅτι ὁ κόπος ὑμῶν οὐκ ἔστιν κενὸς ἐν Κυρίῳ.</text:p>
      <text:p text:style-name="P1"/>
      <text:h text:style-name="P5" text:outline-level="2">16</text:h>
      <text:p text:style-name="P1"/>
      <text:p text:style-name="P1"><text:tab/><text:span text:style-name="T1">1</text:span> Περὶ δὲ τῆς λογίας τῆς εἰς τοὺς ἁγίους, ὥσπερ διέταξα <text:soft-page-break/>ταῖς ἐκκλησίαις τῆς Γαλατίας, οὕτως καὶ ὑμεῖς ποιήσατε. <text:span text:style-name="T1">2</text:span> κατὰ μίαν σαββάτου ἕκαστος ὑμῶν παρ’ ἑαυτῷ τιθέτω θησαυρίζων ὅ τι ἐὰν εὐοδῶται, ἵνα μὴ ὅταν ἔλθω τότε λογίαι γίνωνται. <text:span text:style-name="T1">3</text:span> ὅταν δὲ παραγένωμαι, οὓς ἐὰν δοκιμάσητε, δι’ ἐπιστολῶν τούτους πέμψω ἀπενεγκεῖν τὴν χάριν ὑμῶν εἰς Ἰερουσαλήμ· <text:span text:style-name="T1">4</text:span> ἐὰν δὲ ἄξιον ᾖ τοῦ κἀμὲ πορεύεσθαι, σὺν ἐμοὶ πορεύσονται. <text:span text:style-name="T1">5</text:span> Ἐλεύσομαι δὲ πρὸς ὑμᾶς ὅταν Μακεδονίαν διέλθω· Μακεδονίαν γὰρ διέρχομαι, <text:span text:style-name="T1">6</text:span> πρὸς ὑμᾶς δὲ τυχὸν καταμενῶ ἢ καὶ παραχειμάσω, ἵνα ὑμεῖς με προπέμψητε οὗ ἐὰν πορεύωμαι. <text:span text:style-name="T1">7</text:span> οὐ θέλω γὰρ ὑμᾶς ἄρτι ἐν παρόδῳ ἰδεῖν· ἐλπίζω γὰρ χρόνον τινὰ ἐπιμεῖναι πρὸς ὑμᾶς, ἐὰν ὁ Κύριος ἐπιτρέψῃ. <text:span text:style-name="T1">8</text:span> ἐπιμενῶ δὲ ἐν Ἐφέσῳ ἕως τῆς Πεντηκοστῆς· <text:span text:style-name="T1">9</text:span> θύρα γάρ μοι ἀνέῳγεν μεγάλη καὶ ἐνεργής, καὶ ἀντικείμενοι πολλοί. <text:span text:style-name="T1">10</text:span> Ἐὰν δὲ ἔλθῃ Τιμόθεος, βλέπετε ἵνα ἀφόβως γένηται πρὸς ὑμᾶς· τὸ γὰρ ἔργον Κυρίου ἐργάζεται ὡς κἀγώ· <text:span text:style-name="T1">11</text:span> μή τις οὖν αὐτὸν ἐξουθενήσῃ. προπέμψατε δὲ αὐτὸν ἐν εἰρήνῃ, ἵνα ἔλθῃ πρός με· ἐκδέχομαι γὰρ αὐτὸν μετὰ τῶν ἀδελφῶν. <text:span text:style-name="T1">12</text:span> Περὶ δὲ Ἀπολλῶ τοῦ ἀδελφοῦ, πολλὰ παρεκάλεσα αὐτὸν ἵνα ἔλθῃ πρὸς ὑμᾶς μετὰ τῶν ἀδελφῶν· καὶ πάντως οὐκ ἦν θέλημα ἵνα νῦν ἔλθῃ, ἐλεύσεται δὲ ὅταν εὐκαιρήσῃ. <text:span text:style-name="T1">13</text:span> Γρηγορεῖτε, στήκετε ἐν τῇ πίστει, ἀνδρίζεσθε, κραταιοῦσθε. <text:span text:style-name="T1">14 </text:span>πάντα ὑμῶν ἐν ἀγάπῃ γινέσθω. <text:span text:style-name="T1">15</text:span> Παρακαλῶ δὲ ὑμᾶς, ἀδελφοί· οἴδατε τὴν οἰκίαν Στεφανᾶ, ὅτι ἐστὶν ἀπαρχὴ τῆς Ἀχαΐας καὶ εἰς διακονίαν τοῖς ἁγίοις ἔταξαν ἑαυτούς· <text:span text:style-name="T1">16</text:span> ἵνα καὶ ὑμεῖς ὑποτάσσησθε τοῖς τοιούτοις καὶ παντὶ τῷ συνεργοῦντι καὶ κοπιῶντι. <text:span text:style-name="T1">17</text:span> χαίρω δὲ ἐπὶ τῇ παρουσίᾳ Στεφανᾶ καὶ Φορτουνάτου καὶ Ἀχαϊκοῦ, ὅτι τὸ ὑμέτερον ὑστέρημα οὗτοι ἀνεπλήρωσαν· <text:span text:style-name="T1">18</text:span> ἀνέπαυσαν γὰρ τὸ ἐμὸν πνεῦμα καὶ τὸ ὑμῶν. ἐπιγινώσκετε οὖν τοὺς τοιούτους.</text:p>
      <text:p text:style-name="P1"><text:tab/><text:span text:style-name="T1">19</text:span> Ἀσπάζονται ὑμᾶς αἱ ἐκκλησίαι τῆς Ἀσίας. ἀσπάζεται ὑμᾶς ἐν Κυρίῳ πολλὰ Ἀκύλας καὶ Πρίσκα σὺν τῇ κατ’ οἶκον <text:soft-page-break/>αὐτῶν ἐκκλησίᾳ. <text:span text:style-name="T1">20</text:span> ἀσπάζονται ὑμᾶς οἱ ἀδελφοὶ πάντες. Ἀσπάσασθε ἀλλήλους ἐν φιλήματι ἁγίῳ. <text:span text:style-name="T1">21</text:span> Ὁ ἀσπασμὸς τῇ ἐμῇ χειρὶ Παύλου. <text:span text:style-name="T1">22</text:span> εἴ τις οὐ φιλεῖ τὸν Κύριον, ἤτω ἀνάθεμα. μαρὰν ἀθά. <text:span text:style-name="T1">23</text:span> ἡ χάρις τοῦ Κυρίου Ἰησοῦ μεθ’ ὑμῶν. <text:span text:style-name="T1">24</text:span> ἡ ἀγάπη μου μετὰ πάντων ὑμῶν ἐν Χριστῷ Ἰησοῦ.</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Plus Compact1" svg:font-family="'Gentium Plus Compact'" style:font-adornments="Regular"/>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6T12:44:49.29</meta:creation-date>
    <dc:date>2019-04-06T18:10:49.083000000</dc:date>
    <meta:editing-duration>P2DT4H45M43S</meta:editing-duration>
    <meta:editing-cycles>449</meta:editing-cycles>
    <meta:generator>LibreOffice/5.4.7.2$Windows_X86_64 LibreOffice_project/c838ef25c16710f8838b1faec480ebba495259d0</meta:generator>
    <meta:document-statistic meta:table-count="0" meta:image-count="0" meta:object-count="0" meta:page-count="28" meta:paragraph-count="53" meta:word-count="7276" meta:character-count="42022" meta:non-whitespace-character-count="34757"/>
  </office:meta>
</office:document-meta>
</file>